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5.8mm"/>
    </style:style>
    <style:style style:name="co3" style:family="table-column">
      <style:table-column-properties fo:break-before="auto" style:column-width="27.32mm"/>
    </style:style>
    <style:style style:name="co4" style:family="table-column">
      <style:table-column-properties fo:break-before="auto" style:column-width="24.7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iw_0+20" table:style-name="ta1">
        <table:shapes>
          <draw:frame draw:z-index="0" draw:style-name="gr1" draw:text-style-name="P1" svg:width="206.94mm" svg:height="129.65mm" svg:x="122.77mm" svg:y="1mm">
            <loext:p draw:notify-on-update-of-ranges="'piw_0+20'.F1:'piw_0+20'.F1 'piw_0+20'.F2:'piw_0+20'.F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teration</text:p>
          </table:table-cell>
          <table:table-cell table:style-name="Default" office:value-type="string" calcext:value-type="string">
            <text:p>]</text:p>
          </table:table-cell>
          <table:table-cell table:style-name="Default" office:value-type="string" calcext:value-type="string">
            <text:p>[</text:p>
          </table:table-cell>
          <table:table-cell office:value-type="string" calcext:value-type="string">
            <text:p>LinearOutBot]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LinearOutTop]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286863" calcext:value-type="float">
            <text:p>9,29E-01</text:p>
          </table:table-cell>
          <table:table-cell office:value-type="float" office:value="0.05361655" calcext:value-type="float">
            <text:p>5,36E-02</text:p>
          </table:table-cell>
          <table:table-cell/>
          <table:table-cell table:formula="of:=10*LOG([.C2]/[.D2])" office:value-type="float" office:value="12.3857017335545" calcext:value-type="float">
            <text:p>12,385701733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79466" calcext:value-type="float">
            <text:p>8,79E-01</text:p>
          </table:table-cell>
          <table:table-cell office:value-type="float" office:value="0.09714156" calcext:value-type="float">
            <text:p>9,71E-02</text:p>
          </table:table-cell>
          <table:table-cell/>
          <table:table-cell table:formula="of:=10*LOG([.C3]/[.D3])" office:value-type="float" office:value="9.56813980825572" calcext:value-type="float">
            <text:p>9,568139808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9567789" calcext:value-type="float">
            <text:p>9,57E-01</text:p>
          </table:table-cell>
          <table:table-cell office:value-type="float" office:value="0.02534188" calcext:value-type="float">
            <text:p>2,53E-02</text:p>
          </table:table-cell>
          <table:table-cell/>
          <table:table-cell table:formula="of:=10*LOG([.C4]/[.D4])" office:value-type="float" office:value="15.7697275908824" calcext:value-type="float">
            <text:p>15,7697275909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169155" calcext:value-type="float">
            <text:p>8,17E-01</text:p>
          </table:table-cell>
          <table:table-cell office:value-type="float" office:value="0.1589715" calcext:value-type="float">
            <text:p>1,59E-01</text:p>
          </table:table-cell>
          <table:table-cell/>
          <table:table-cell table:formula="of:=10*LOG([.C5]/[.D5])" office:value-type="float" office:value="7.10857864253461" calcext:value-type="float">
            <text:p>7,108578642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747385" calcext:value-type="float">
            <text:p>9,75E-01</text:p>
          </table:table-cell>
          <table:table-cell office:value-type="float" office:value="0.007366942" calcext:value-type="float">
            <text:p>7,37E-03</text:p>
          </table:table-cell>
          <table:table-cell/>
          <table:table-cell table:formula="of:=10*LOG([.C6]/[.D6])" office:value-type="float" office:value="21.2160086940426" calcext:value-type="float">
            <text:p>21,21600869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7434855" calcext:value-type="float">
            <text:p>7,43E-01</text:p>
          </table:table-cell>
          <table:table-cell office:value-type="float" office:value="0.2326317" calcext:value-type="float">
            <text:p>2,33E-01</text:p>
          </table:table-cell>
          <table:table-cell/>
          <table:table-cell table:formula="of:=10*LOG([.C7]/[.D7])" office:value-type="float" office:value="5.04603608624226" calcext:value-type="float">
            <text:p>5,0460360862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9817571" calcext:value-type="float">
            <text:p>9,82E-01</text:p>
          </table:table-cell>
          <table:table-cell office:value-type="float" office:value="0.000132952" calcext:value-type="float">
            <text:p>1,33E-04</text:p>
          </table:table-cell>
          <table:table-cell/>
          <table:table-cell table:formula="of:=10*LOG([.C8]/[.D8])" office:value-type="float" office:value="38.6830917592309" calcext:value-type="float">
            <text:p>38,6830917592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6598155" calcext:value-type="float">
            <text:p>6,60E-01</text:p>
          </table:table-cell>
          <table:table-cell office:value-type="float" office:value="0.3158946" calcext:value-type="float">
            <text:p>3,16E-01</text:p>
          </table:table-cell>
          <table:table-cell/>
          <table:table-cell table:formula="of:=10*LOG([.C9]/[.D9])" office:value-type="float" office:value="3.19880311516841" calcext:value-type="float">
            <text:p>3,1988031152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978016" calcext:value-type="float">
            <text:p>9,78E-01</text:p>
          </table:table-cell>
          <table:table-cell office:value-type="float" office:value="0.004003347" calcext:value-type="float">
            <text:p>4,00E-03</text:p>
          </table:table-cell>
          <table:table-cell/>
          <table:table-cell table:formula="of:=10*LOG([.C10]/[.D10])" office:value-type="float" office:value="23.8792272446699" calcext:value-type="float">
            <text:p>23,879227244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5702956" calcext:value-type="float">
            <text:p>5,70E-01</text:p>
          </table:table-cell>
          <table:table-cell office:value-type="float" office:value="0.4055204" calcext:value-type="float">
            <text:p>4,06E-01</text:p>
          </table:table-cell>
          <table:table-cell/>
          <table:table-cell table:formula="of:=10*LOG([.C11]/[.D11])" office:value-type="float" office:value="1.48087314289133" calcext:value-type="float">
            <text:p>1,4808731429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963531" calcext:value-type="float">
            <text:p>9,64E-01</text:p>
          </table:table-cell>
          <table:table-cell office:value-type="float" office:value="0.01870547" calcext:value-type="float">
            <text:p>1,87E-02</text:p>
          </table:table-cell>
          <table:table-cell/>
          <table:table-cell table:formula="of:=10*LOG([.C12]/[.D12])" office:value-type="float" office:value="17.1189706701341" calcext:value-type="float">
            <text:p>17,118970670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4779452" calcext:value-type="float">
            <text:p>4,78E-01</text:p>
          </table:table-cell>
          <table:table-cell office:value-type="float" office:value="0.4970455" calcext:value-type="float">
            <text:p>4,97E-01</text:p>
          </table:table-cell>
          <table:table-cell/>
          <table:table-cell table:formula="of:=10*LOG([.C13]/[.D13])" office:value-type="float" office:value="-0.170180419188087" calcext:value-type="float">
            <text:p>-0,170180419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9384849" calcext:value-type="float">
            <text:p>9,38E-01</text:p>
          </table:table-cell>
          <table:table-cell office:value-type="float" office:value="0.0435894" calcext:value-type="float">
            <text:p>4,36E-02</text:p>
          </table:table-cell>
          <table:table-cell/>
          <table:table-cell table:formula="of:=10*LOG([.C14]/[.D14])" office:value-type="float" office:value="13.3304639824222" calcext:value-type="float">
            <text:p>13,3304639824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3872292" calcext:value-type="float">
            <text:p>3,87E-01</text:p>
          </table:table-cell>
          <table:table-cell office:value-type="float" office:value="0.5882834" calcext:value-type="float">
            <text:p>5,88E-01</text:p>
          </table:table-cell>
          <table:table-cell/>
          <table:table-cell table:formula="of:=10*LOG([.C15]/[.D15])" office:value-type="float" office:value="-1.81618494824121" calcext:value-type="float">
            <text:p>-1,8161849482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9031403" calcext:value-type="float">
            <text:p>9,03E-01</text:p>
          </table:table-cell>
          <table:table-cell office:value-type="float" office:value="0.07862365" calcext:value-type="float">
            <text:p>7,86E-02</text:p>
          </table:table-cell>
          <table:table-cell/>
          <table:table-cell table:formula="of:=10*LOG([.C16]/[.D16])" office:value-type="float" office:value="10.6020202032906" calcext:value-type="float">
            <text:p>10,602020203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984851" calcext:value-type="float">
            <text:p>2,98E-01</text:p>
          </table:table-cell>
          <table:table-cell office:value-type="float" office:value="0.6775042" calcext:value-type="float">
            <text:p>6,78E-01</text:p>
          </table:table-cell>
          <table:table-cell/>
          <table:table-cell table:formula="of:=10*LOG([.C17]/[.D17])" office:value-type="float" office:value="-3.55989335270077" calcext:value-type="float">
            <text:p>-3,5598933527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8581942" calcext:value-type="float">
            <text:p>8,58E-01</text:p>
          </table:table-cell>
          <table:table-cell office:value-type="float" office:value="0.123118" calcext:value-type="float">
            <text:p>1,23E-01</text:p>
          </table:table-cell>
          <table:table-cell/>
          <table:table-cell table:formula="of:=10*LOG([.C18]/[.D18])" office:value-type="float" office:value="8.43264023130729" calcext:value-type="float">
            <text:p>8,4326402313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2166557" calcext:value-type="float">
            <text:p>2,17E-01</text:p>
          </table:table-cell>
          <table:table-cell office:value-type="float" office:value="0.7593641" calcext:value-type="float">
            <text:p>7,59E-01</text:p>
          </table:table-cell>
          <table:table-cell/>
          <table:table-cell table:formula="of:=10*LOG([.C19]/[.D19])" office:value-type="float" office:value="-5.44679942025368" calcext:value-type="float">
            <text:p>-5,4467994203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8051481" calcext:value-type="float">
            <text:p>8,05E-01</text:p>
          </table:table-cell>
          <table:table-cell office:value-type="float" office:value="0.1761256" calcext:value-type="float">
            <text:p>1,76E-01</text:p>
          </table:table-cell>
          <table:table-cell/>
          <table:table-cell table:formula="of:=10*LOG([.C20]/[.D20])" office:value-type="float" office:value="6.60053286800281" calcext:value-type="float">
            <text:p>6,600532868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448635" calcext:value-type="float">
            <text:p>1,45E-01</text:p>
          </table:table-cell>
          <table:table-cell office:value-type="float" office:value="0.8319592" calcext:value-type="float">
            <text:p>8,32E-01</text:p>
          </table:table-cell>
          <table:table-cell/>
          <table:table-cell table:formula="of:=10*LOG([.C21]/[.D21])" office:value-type="float" office:value="-7.59143054795811" calcext:value-type="float">
            <text:p>-7,59143054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7454539" calcext:value-type="float">
            <text:p>7,45E-01</text:p>
          </table:table-cell>
          <table:table-cell office:value-type="float" office:value="0.2357457" calcext:value-type="float">
            <text:p>2,36E-01</text:p>
          </table:table-cell>
          <table:table-cell/>
          <table:table-cell table:formula="of:=10*LOG([.C22]/[.D22])" office:value-type="float" office:value="4.99977011236715" calcext:value-type="float">
            <text:p>4,999770112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8575541" calcext:value-type="float">
            <text:p>8,58E-02</text:p>
          </table:table-cell>
          <table:table-cell office:value-type="float" office:value="0.8923949" calcext:value-type="float">
            <text:p>8,92E-01</text:p>
          </table:table-cell>
          <table:table-cell/>
          <table:table-cell table:formula="of:=10*LOG([.C23]/[.D23])" office:value-type="float" office:value="-10.1729555198989" calcext:value-type="float">
            <text:p>-10,1729555199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6800169" calcext:value-type="float">
            <text:p>6,80E-01</text:p>
          </table:table-cell>
          <table:table-cell office:value-type="float" office:value="0.3006423" calcext:value-type="float">
            <text:p>3,01E-01</text:p>
          </table:table-cell>
          <table:table-cell/>
          <table:table-cell table:formula="of:=10*LOG([.C24]/[.D24])" office:value-type="float" office:value="3.54469620820563" calcext:value-type="float">
            <text:p>3,5446962082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04085228" calcext:value-type="float">
            <text:p>4,09E-02</text:p>
          </table:table-cell>
          <table:table-cell office:value-type="float" office:value="0.9379266" calcext:value-type="float">
            <text:p>9,38E-01</text:p>
          </table:table-cell>
          <table:table-cell/>
          <table:table-cell table:formula="of:=10*LOG([.C25]/[.D25])" office:value-type="float" office:value="-13.6095255292761" calcext:value-type="float">
            <text:p>-13,609525529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6108567" calcext:value-type="float">
            <text:p>6,11E-01</text:p>
          </table:table-cell>
          <table:table-cell office:value-type="float" office:value="0.3699491" calcext:value-type="float">
            <text:p>3,70E-01</text:p>
          </table:table-cell>
          <table:table-cell/>
          <table:table-cell table:formula="of:=10*LOG([.C26]/[.D26])" office:value-type="float" office:value="2.17797366547368" calcext:value-type="float">
            <text:p>2,177973665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01220213" calcext:value-type="float">
            <text:p>1,22E-02</text:p>
          </table:table-cell>
          <table:table-cell office:value-type="float" office:value="0.9672647" calcext:value-type="float">
            <text:p>9,67E-01</text:p>
          </table:table-cell>
          <table:table-cell/>
          <table:table-cell table:formula="of:=10*LOG([.C27]/[.D27])" office:value-type="float" office:value="-18.9910969103017" calcext:value-type="float">
            <text:p>-18,991096910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5383903" calcext:value-type="float">
            <text:p>5,38E-01</text:p>
          </table:table-cell>
          <table:table-cell office:value-type="float" office:value="0.4426105" calcext:value-type="float">
            <text:p>4,43E-01</text:p>
          </table:table-cell>
          <table:table-cell/>
          <table:table-cell table:formula="of:=10*LOG([.C28]/[.D28])" office:value-type="float" office:value="0.850755143128703" calcext:value-type="float">
            <text:p>0,8507551431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0003450887" calcext:value-type="float">
            <text:p>3,45E-04</text:p>
          </table:table-cell>
          <table:table-cell office:value-type="float" office:value="0.9799576" calcext:value-type="float">
            <text:p>9,80E-01</text:p>
          </table:table-cell>
          <table:table-cell/>
          <table:table-cell table:formula="of:=10*LOG([.C29]/[.D29])" office:value-type="float" office:value="-34.5327654693954" calcext:value-type="float">
            <text:p>-34,532765469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646205" calcext:value-type="float">
            <text:p>4,65E-01</text:p>
          </table:table-cell>
          <table:table-cell office:value-type="float" office:value="0.5167513" calcext:value-type="float">
            <text:p>5,17E-01</text:p>
          </table:table-cell>
          <table:table-cell/>
          <table:table-cell table:formula="of:=10*LOG([.C30]/[.D30])" office:value-type="float" office:value="-0.461832100212284" calcext:value-type="float">
            <text:p>-0,4618321002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5442082" calcext:value-type="float">
            <text:p>5,44E-03</text:p>
          </table:table-cell>
          <table:table-cell office:value-type="float" office:value="0.9743346" calcext:value-type="float">
            <text:p>9,74E-01</text:p>
          </table:table-cell>
          <table:table-cell/>
          <table:table-cell table:formula="of:=10*LOG([.C31]/[.D31])" office:value-type="float" office:value="-22.5294304389587" calcext:value-type="float">
            <text:p>-22,529430439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3914895" calcext:value-type="float">
            <text:p>3,91E-01</text:p>
          </table:table-cell>
          <table:table-cell office:value-type="float" office:value="0.5898491" calcext:value-type="float">
            <text:p>5,90E-01</text:p>
          </table:table-cell>
          <table:table-cell/>
          <table:table-cell table:formula="of:=10*LOG([.C32]/[.D32])" office:value-type="float" office:value="-1.78020802607652" calcext:value-type="float">
            <text:p>-1,780208026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737925" calcext:value-type="float">
            <text:p>2,74E-02</text:p>
          </table:table-cell>
          <table:table-cell office:value-type="float" office:value="0.9512827" calcext:value-type="float">
            <text:p>9,51E-01</text:p>
          </table:table-cell>
          <table:table-cell/>
          <table:table-cell table:formula="of:=10*LOG([.C33]/[.D33])" office:value-type="float" office:value="-15.4088805142261" calcext:value-type="float">
            <text:p>-15,4088805142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3215401" calcext:value-type="float">
            <text:p>3,22E-01</text:p>
          </table:table-cell>
          <table:table-cell office:value-type="float" office:value="0.6598792" calcext:value-type="float">
            <text:p>6,60E-01</text:p>
          </table:table-cell>
          <table:table-cell/>
          <table:table-cell table:formula="of:=10*LOG([.C34]/[.D34])" office:value-type="float" office:value="-3.12229296721651" calcext:value-type="float">
            <text:p>-3,1222929672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0652693" calcext:value-type="float">
            <text:p>6,53E-02</text:p>
          </table:table-cell>
          <table:table-cell office:value-type="float" office:value="0.9121831" calcext:value-type="float">
            <text:p>9,12E-01</text:p>
          </table:table-cell>
          <table:table-cell/>
          <table:table-cell table:formula="of:=10*LOG([.C35]/[.D35])" office:value-type="float" office:value="-11.453730668126" calcext:value-type="float">
            <text:p>-11,4537306681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2544515" calcext:value-type="float">
            <text:p>2,54E-01</text:p>
          </table:table-cell>
          <table:table-cell office:value-type="float" office:value="0.7271773" calcext:value-type="float">
            <text:p>7,27E-01</text:p>
          </table:table-cell>
          <table:table-cell/>
          <table:table-cell table:formula="of:=10*LOG([.C36]/[.D36])" office:value-type="float" office:value="-4.56035297832941" calcext:value-type="float">
            <text:p>-4,5603529783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1189822" calcext:value-type="float">
            <text:p>1,19E-01</text:p>
          </table:table-cell>
          <table:table-cell office:value-type="float" office:value="0.85869" calcext:value-type="float">
            <text:p>8,59E-01</text:p>
          </table:table-cell>
          <table:table-cell/>
          <table:table-cell table:formula="of:=10*LOG([.C37]/[.D37])" office:value-type="float" office:value="-8.58354410450301" calcext:value-type="float">
            <text:p>-8,5835441045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1927642" calcext:value-type="float">
            <text:p>1,93E-01</text:p>
          </table:table-cell>
          <table:table-cell office:value-type="float" office:value="0.7886475" calcext:value-type="float">
            <text:p>7,89E-01</text:p>
          </table:table-cell>
          <table:table-cell/>
          <table:table-cell table:formula="of:=10*LOG([.C38]/[.D38])" office:value-type="float" office:value="-6.11856550688823" calcext:value-type="float">
            <text:p>-6,1185655069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185805" calcext:value-type="float">
            <text:p>1,86E-01</text:p>
          </table:table-cell>
          <table:table-cell office:value-type="float" office:value="0.7916099" calcext:value-type="float">
            <text:p>7,92E-01</text:p>
          </table:table-cell>
          <table:table-cell/>
          <table:table-cell table:formula="of:=10*LOG([.C39]/[.D39])" office:value-type="float" office:value="-6.29453820274517" calcext:value-type="float">
            <text:p>-6,2945382027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1376544" calcext:value-type="float">
            <text:p>1,38E-01</text:p>
          </table:table-cell>
          <table:table-cell office:value-type="float" office:value="0.8444828" calcext:value-type="float">
            <text:p>8,44E-01</text:p>
          </table:table-cell>
          <table:table-cell/>
          <table:table-cell table:formula="of:=10*LOG([.C40]/[.D40])" office:value-type="float" office:value="-7.87800710719414" calcext:value-type="float">
            <text:p>-7,8780071072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2640022" calcext:value-type="float">
            <text:p>2,64E-01</text:p>
          </table:table-cell>
          <table:table-cell office:value-type="float" office:value="0.7124792" calcext:value-type="float">
            <text:p>7,12E-01</text:p>
          </table:table-cell>
          <table:table-cell/>
          <table:table-cell table:formula="of:=10*LOG([.C41]/[.D41])" office:value-type="float" office:value="-4.3116464416886" calcext:value-type="float">
            <text:p>-4,3116464417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09092901" calcext:value-type="float">
            <text:p>9,09E-02</text:p>
          </table:table-cell>
          <table:table-cell office:value-type="float" office:value="0.891241" calcext:value-type="float">
            <text:p>8,91E-01</text:p>
          </table:table-cell>
          <table:table-cell/>
          <table:table-cell table:formula="of:=10*LOG([.C42]/[.D42])" office:value-type="float" office:value="-9.91292694573189" calcext:value-type="float">
            <text:p>-9,912926945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349826" calcext:value-type="float">
            <text:p>3,50E-01</text:p>
          </table:table-cell>
          <table:table-cell office:value-type="float" office:value="0.6266658" calcext:value-type="float">
            <text:p>6,27E-01</text:p>
          </table:table-cell>
          <table:table-cell/>
          <table:table-cell table:formula="of:=10*LOG([.C43]/[.D43])" office:value-type="float" office:value="-2.53183909658829" calcext:value-type="float">
            <text:p>-2,5318390966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05307001" calcext:value-type="float">
            <text:p>5,31E-02</text:p>
          </table:table-cell>
          <table:table-cell office:value-type="float" office:value="0.9289912" calcext:value-type="float">
            <text:p>9,29E-01</text:p>
          </table:table-cell>
          <table:table-cell/>
          <table:table-cell table:formula="of:=10*LOG([.C44]/[.D44])" office:value-type="float" office:value="-12.4316243063382" calcext:value-type="float">
            <text:p>-12,4316243063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4407726" calcext:value-type="float">
            <text:p>4,41E-01</text:p>
          </table:table-cell>
          <table:table-cell office:value-type="float" office:value="0.5357216" calcext:value-type="float">
            <text:p>5,36E-01</text:p>
          </table:table-cell>
          <table:table-cell/>
          <table:table-cell table:formula="of:=10*LOG([.C45]/[.D45])" office:value-type="float" office:value="-0.847245678545196" calcext:value-type="float">
            <text:p>-0,84724567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02492775" calcext:value-type="float">
            <text:p>2,49E-02</text:p>
          </table:table-cell>
          <table:table-cell office:value-type="float" office:value="0.9568265" calcext:value-type="float">
            <text:p>9,57E-01</text:p>
          </table:table-cell>
          <table:table-cell/>
          <table:table-cell table:formula="of:=10*LOG([.C46]/[.D46])" office:value-type="float" office:value="-15.841501144278" calcext:value-type="float">
            <text:p>-15,8415011443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5334179" calcext:value-type="float">
            <text:p>5,33E-01</text:p>
          </table:table-cell>
          <table:table-cell office:value-type="float" office:value="0.4433521" calcext:value-type="float">
            <text:p>4,43E-01</text:p>
          </table:table-cell>
          <table:table-cell/>
          <table:table-cell table:formula="of:=10*LOG([.C47]/[.D47])" office:value-type="float" office:value="0.803188153931575" calcext:value-type="float">
            <text:p>0,8031881539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00714671" calcext:value-type="float">
            <text:p>7,15E-03</text:p>
          </table:table-cell>
          <table:table-cell office:value-type="float" office:value="0.9748243" calcext:value-type="float">
            <text:p>9,75E-01</text:p>
          </table:table-cell>
          <table:table-cell/>
          <table:table-cell table:formula="of:=10*LOG([.C48]/[.D48])" office:value-type="float" office:value="-21.3482018694478" calcext:value-type="float">
            <text:p>-21,3482018694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6246821" calcext:value-type="float">
            <text:p>6,25E-01</text:p>
          </table:table-cell>
          <table:table-cell office:value-type="float" office:value="0.3524652" calcext:value-type="float">
            <text:p>3,52E-01</text:p>
          </table:table-cell>
          <table:table-cell/>
          <table:table-cell table:formula="of:=10*LOG([.C49]/[.D49])" office:value-type="float" office:value="2.48542817419379" calcext:value-type="float">
            <text:p>2,48542817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0001061723" calcext:value-type="float">
            <text:p>1,06E-04</text:p>
          </table:table-cell>
          <table:table-cell office:value-type="float" office:value="0.9819558" calcext:value-type="float">
            <text:p>9,82E-01</text:p>
          </table:table-cell>
          <table:table-cell/>
          <table:table-cell table:formula="of:=10*LOG([.C50]/[.D50])" office:value-type="float" office:value="-39.6608071413543" calcext:value-type="float">
            <text:p>-39,6608071414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7114747" calcext:value-type="float">
            <text:p>7,11E-01</text:p>
          </table:table-cell>
          <table:table-cell office:value-type="float" office:value="0.2663973" calcext:value-type="float">
            <text:p>2,66E-01</text:p>
          </table:table-cell>
          <table:table-cell/>
          <table:table-cell table:formula="of:=10*LOG([.C51]/[.D51])" office:value-type="float" office:value="4.26629642365029" calcext:value-type="float">
            <text:p>4,2662964237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004112468" calcext:value-type="float">
            <text:p>4,11E-03</text:p>
          </table:table-cell>
          <table:table-cell office:value-type="float" office:value="0.9782311" calcext:value-type="float">
            <text:p>9,78E-01</text:p>
          </table:table-cell>
          <table:table-cell/>
          <table:table-cell table:formula="of:=10*LOG([.C52]/[.D52])" office:value-type="float" office:value="-23.7633893419684" calcext:value-type="float">
            <text:p>-23,763389342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7901921" calcext:value-type="float">
            <text:p>7,90E-01</text:p>
          </table:table-cell>
          <table:table-cell office:value-type="float" office:value="0.1880096" calcext:value-type="float">
            <text:p>1,88E-01</text:p>
          </table:table-cell>
          <table:table-cell/>
          <table:table-cell table:formula="of:=10*LOG([.C53]/[.D53])" office:value-type="float" office:value="6.2355265804112" calcext:value-type="float">
            <text:p>6,2355265804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01876194" calcext:value-type="float">
            <text:p>1,88E-02</text:p>
          </table:table-cell>
          <table:table-cell office:value-type="float" office:value="0.9637687" calcext:value-type="float">
            <text:p>9,64E-01</text:p>
          </table:table-cell>
          <table:table-cell/>
          <table:table-cell table:formula="of:=10*LOG([.C54]/[.D54])" office:value-type="float" office:value="-17.1069507498388" calcext:value-type="float">
            <text:p>-17,1069507498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8570238" calcext:value-type="float">
            <text:p>8,57E-01</text:p>
          </table:table-cell>
          <table:table-cell office:value-type="float" office:value="0.1214415" calcext:value-type="float">
            <text:p>1,21E-01</text:p>
          </table:table-cell>
          <table:table-cell/>
          <table:table-cell table:formula="of:=10*LOG([.C55]/[.D55])" office:value-type="float" office:value="8.48625759848407" calcext:value-type="float">
            <text:p>8,4862575985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04411402" calcext:value-type="float">
            <text:p>4,41E-02</text:p>
          </table:table-cell>
          <table:table-cell office:value-type="float" office:value="0.9384343" calcext:value-type="float">
            <text:p>9,38E-01</text:p>
          </table:table-cell>
          <table:table-cell/>
          <table:table-cell table:formula="of:=10*LOG([.C56]/[.D56])" office:value-type="float" office:value="-13.2782723721699" calcext:value-type="float">
            <text:p>-13,2782723722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9118454" calcext:value-type="float">
            <text:p>9,12E-01</text:p>
          </table:table-cell>
          <table:table-cell office:value-type="float" office:value="0.06749789" calcext:value-type="float">
            <text:p>6,75E-02</text:p>
          </table:table-cell>
          <table:table-cell/>
          <table:table-cell table:formula="of:=10*LOG([.C57]/[.D57])" office:value-type="float" office:value="11.3063101465881" calcext:value-type="float">
            <text:p>11,3063101466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0795389" calcext:value-type="float">
            <text:p>7,95E-02</text:p>
          </table:table-cell>
          <table:table-cell office:value-type="float" office:value="0.9028883" calcext:value-type="float">
            <text:p>9,03E-01</text:p>
          </table:table-cell>
          <table:table-cell/>
          <table:table-cell table:formula="of:=10*LOG([.C58]/[.D58])" office:value-type="float" office:value="-10.5505444476789" calcext:value-type="float">
            <text:p>-10,5505444477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9513037" calcext:value-type="float">
            <text:p>9,51E-01</text:p>
          </table:table-cell>
          <table:table-cell office:value-type="float" office:value="0.02839774" calcext:value-type="float">
            <text:p>2,84E-02</text:p>
          </table:table-cell>
          <table:table-cell/>
          <table:table-cell table:formula="of:=10*LOG([.C59]/[.D59])" office:value-type="float" office:value="15.2503540727669" calcext:value-type="float">
            <text:p>15,2503540728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1243096" calcext:value-type="float">
            <text:p>1,24E-01</text:p>
          </table:table-cell>
          <table:table-cell office:value-type="float" office:value="0.8581167" calcext:value-type="float">
            <text:p>8,58E-01</text:p>
          </table:table-cell>
          <table:table-cell/>
          <table:table-cell table:formula="of:=10*LOG([.C60]/[.D60])" office:value-type="float" office:value="-8.3904168495957" calcext:value-type="float">
            <text:p>-8,3904168496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9741115" calcext:value-type="float">
            <text:p>9,74E-01</text:p>
          </table:table-cell>
          <table:table-cell office:value-type="float" office:value="0.005784477" calcext:value-type="float">
            <text:p>5,78E-03</text:p>
          </table:table-cell>
          <table:table-cell/>
          <table:table-cell table:formula="of:=10*LOG([.C61]/[.D61])" office:value-type="float" office:value="22.2634457190684" calcext:value-type="float">
            <text:p>22,2634457191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1773852" calcext:value-type="float">
            <text:p>1,77E-01</text:p>
          </table:table-cell>
          <table:table-cell office:value-type="float" office:value="0.8049983" calcext:value-type="float">
            <text:p>8,05E-01</text:p>
          </table:table-cell>
          <table:table-cell/>
          <table:table-cell table:formula="of:=10*LOG([.C62]/[.D62])" office:value-type="float" office:value="-6.56877581247656" calcext:value-type="float">
            <text:p>-6,5687758125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9804546" calcext:value-type="float">
            <text:p>9,80E-01</text:p>
          </table:table-cell>
          <table:table-cell office:value-type="float" office:value="0.0002841853" calcext:value-type="float">
            <text:p>2,84E-04</text:p>
          </table:table-cell>
          <table:table-cell/>
          <table:table-cell table:formula="of:=10*LOG([.C63]/[.D63])" office:value-type="float" office:value="35.3782587893857" calcext:value-type="float">
            <text:p>35,3782587894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2372291" calcext:value-type="float">
            <text:p>2,37E-01</text:p>
          </table:table-cell>
          <table:table-cell office:value-type="float" office:value="0.745036" calcext:value-type="float">
            <text:p>7,45E-01</text:p>
          </table:table-cell>
          <table:table-cell/>
          <table:table-cell table:formula="of:=10*LOG([.C64]/[.D64])" office:value-type="float" office:value="-4.97009297055427" calcext:value-type="float">
            <text:p>-4,9700929706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9685949" calcext:value-type="float">
            <text:p>9,69E-01</text:p>
          </table:table-cell>
          <table:table-cell office:value-type="float" office:value="0.01185087" calcext:value-type="float">
            <text:p>1,19E-02</text:p>
          </table:table-cell>
          <table:table-cell/>
          <table:table-cell table:formula="of:=10*LOG([.C65]/[.D65])" office:value-type="float" office:value="19.1239194391307" calcext:value-type="float">
            <text:p>19,1239194391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3024544" calcext:value-type="float">
            <text:p>3,02E-01</text:p>
          </table:table-cell>
          <table:table-cell office:value-type="float" office:value="0.6791034" calcext:value-type="float">
            <text:p>6,79E-01</text:p>
          </table:table-cell>
          <table:table-cell/>
          <table:table-cell table:formula="of:=10*LOG([.C66]/[.D66])" office:value-type="float" office:value="-3.51275997959163" calcext:value-type="float">
            <text:p>-3,5127599796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9391058" calcext:value-type="float">
            <text:p>9,39E-01</text:p>
          </table:table-cell>
          <table:table-cell office:value-type="float" office:value="0.04036193" calcext:value-type="float">
            <text:p>4,04E-02</text:p>
          </table:table-cell>
          <table:table-cell/>
          <table:table-cell table:formula="of:=10*LOG([.C67]/[.D67])" office:value-type="float" office:value="13.6674259792936" calcext:value-type="float">
            <text:p>13,6674259793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.3718702" calcext:value-type="float">
            <text:p>3,72E-01</text:p>
          </table:table-cell>
          <table:table-cell office:value-type="float" office:value="0.6095455" calcext:value-type="float">
            <text:p>6,10E-01</text:p>
          </table:table-cell>
          <table:table-cell/>
          <table:table-cell table:formula="of:=10*LOG([.C68]/[.D68])" office:value-type="float" office:value="-2.14614752062209" calcext:value-type="float">
            <text:p>-2,1461475206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8938378" calcext:value-type="float">
            <text:p>8,94E-01</text:p>
          </table:table-cell>
          <table:table-cell office:value-type="float" office:value="0.08466148" calcext:value-type="float">
            <text:p>8,47E-02</text:p>
          </table:table-cell>
          <table:table-cell/>
          <table:table-cell table:formula="of:=10*LOG([.C69]/[.D69])" office:value-type="float" office:value="10.2357286055794" calcext:value-type="float">
            <text:p>10,2357286056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444345" calcext:value-type="float">
            <text:p>4,44E-01</text:p>
          </table:table-cell>
          <table:table-cell office:value-type="float" office:value="0.5369336" calcext:value-type="float">
            <text:p>5,37E-01</text:p>
          </table:table-cell>
          <table:table-cell/>
          <table:table-cell table:formula="of:=10*LOG([.C70]/[.D70])" office:value-type="float" office:value="-0.822002842815857" calcext:value-type="float">
            <text:p>-0,8220028428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8342824" calcext:value-type="float">
            <text:p>8,34E-01</text:p>
          </table:table-cell>
          <table:table-cell office:value-type="float" office:value="0.1438525" calcext:value-type="float">
            <text:p>1,44E-01</text:p>
          </table:table-cell>
          <table:table-cell/>
          <table:table-cell table:formula="of:=10*LOG([.C71]/[.D71])" office:value-type="float" office:value="7.63395667957568" calcext:value-type="float">
            <text:p>7,6339566796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0.5181844" calcext:value-type="float">
            <text:p>5,18E-01</text:p>
          </table:table-cell>
          <table:table-cell office:value-type="float" office:value="0.4629607" calcext:value-type="float">
            <text:p>4,63E-01</text:p>
          </table:table-cell>
          <table:table-cell/>
          <table:table-cell table:formula="of:=10*LOG([.C72]/[.D72])" office:value-type="float" office:value="0.489402083496305" calcext:value-type="float">
            <text:p>0,4894020835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.7622615" calcext:value-type="float">
            <text:p>7,62E-01</text:p>
          </table:table-cell>
          <table:table-cell office:value-type="float" office:value="0.2159585" calcext:value-type="float">
            <text:p>2,16E-01</text:p>
          </table:table-cell>
          <table:table-cell/>
          <table:table-cell table:formula="of:=10*LOG([.C73]/[.D73])" office:value-type="float" office:value="5.47733682855163" calcext:value-type="float">
            <text:p>5,4773368286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5910319" calcext:value-type="float">
            <text:p>5,91E-01</text:p>
          </table:table-cell>
          <table:table-cell office:value-type="float" office:value="0.3903305" calcext:value-type="float">
            <text:p>3,90E-01</text:p>
          </table:table-cell>
          <table:table-cell/>
          <table:table-cell table:formula="of:=10*LOG([.C74]/[.D74])" office:value-type="float" office:value="1.80178433958001" calcext:value-type="float">
            <text:p>1,8017843396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6810139" calcext:value-type="float">
            <text:p>6,81E-01</text:p>
          </table:table-cell>
          <table:table-cell office:value-type="float" office:value="0.2969556" calcext:value-type="float">
            <text:p>2,97E-01</text:p>
          </table:table-cell>
          <table:table-cell/>
          <table:table-cell table:formula="of:=10*LOG([.C75]/[.D75])" office:value-type="float" office:value="3.60464456644379" calcext:value-type="float">
            <text:p>3,6046445664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6609515" calcext:value-type="float">
            <text:p>6,61E-01</text:p>
          </table:table-cell>
          <table:table-cell office:value-type="float" office:value="0.3206269" calcext:value-type="float">
            <text:p>3,21E-01</text:p>
          </table:table-cell>
          <table:table-cell/>
          <table:table-cell table:formula="of:=10*LOG([.C76]/[.D76])" office:value-type="float" office:value="3.14169636488621" calcext:value-type="float">
            <text:p>3,1416963649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0.5933128" calcext:value-type="float">
            <text:p>5,93E-01</text:p>
          </table:table-cell>
          <table:table-cell office:value-type="float" office:value="0.3841748" calcext:value-type="float">
            <text:p>3,84E-01</text:p>
          </table:table-cell>
          <table:table-cell/>
          <table:table-cell table:formula="of:=10*LOG([.C77]/[.D77])" office:value-type="float" office:value="1.88754843959883" calcext:value-type="float">
            <text:p>1,8875484396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7281966" calcext:value-type="float">
            <text:p>7,28E-01</text:p>
          </table:table-cell>
          <table:table-cell office:value-type="float" office:value="0.2536637" calcext:value-type="float">
            <text:p>2,54E-01</text:p>
          </table:table-cell>
          <table:table-cell/>
          <table:table-cell table:formula="of:=10*LOG([.C78]/[.D78])" office:value-type="float" office:value="4.57990323964537" calcext:value-type="float">
            <text:p>4,5799032396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5014813" calcext:value-type="float">
            <text:p>5,01E-01</text:p>
          </table:table-cell>
          <table:table-cell office:value-type="float" office:value="0.4765681" calcext:value-type="float">
            <text:p>4,77E-01</text:p>
          </table:table-cell>
          <table:table-cell/>
          <table:table-cell table:formula="of:=10*LOG([.C79]/[.D79])" office:value-type="float" office:value="0.221297743739219" calcext:value-type="float">
            <text:p>0,2212977437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0.7904944" calcext:value-type="float">
            <text:p>7,90E-01</text:p>
          </table:table-cell>
          <table:table-cell office:value-type="float" office:value="0.1920985" calcext:value-type="float">
            <text:p>1,92E-01</text:p>
          </table:table-cell>
          <table:table-cell/>
          <table:table-cell table:formula="of:=10*LOG([.C80]/[.D80])" office:value-type="float" office:value="6.14374823972337" calcext:value-type="float">
            <text:p>6,1437482397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4089857" calcext:value-type="float">
            <text:p>4,09E-01</text:p>
          </table:table-cell>
          <table:table-cell office:value-type="float" office:value="0.5694581" calcext:value-type="float">
            <text:p>5,69E-01</text:p>
          </table:table-cell>
          <table:table-cell/>
          <table:table-cell table:formula="of:=10*LOG([.C81]/[.D81])" office:value-type="float" office:value="-1.43753651394431" calcext:value-type="float">
            <text:p>-1,4375365139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0.8459044" calcext:value-type="float">
            <text:p>8,46E-01</text:p>
          </table:table-cell>
          <table:table-cell office:value-type="float" office:value="0.1371592" calcext:value-type="float">
            <text:p>1,37E-01</text:p>
          </table:table-cell>
          <table:table-cell/>
          <table:table-cell table:formula="of:=10*LOG([.C82]/[.D82])" office:value-type="float" office:value="7.90096340595114" calcext:value-type="float">
            <text:p>7,900963406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.3191202" calcext:value-type="float">
            <text:p>3,19E-01</text:p>
          </table:table-cell>
          <table:table-cell office:value-type="float" office:value="0.659178" calcext:value-type="float">
            <text:p>6,59E-01</text:p>
          </table:table-cell>
          <table:table-cell/>
          <table:table-cell table:formula="of:=10*LOG([.C83]/[.D83])" office:value-type="float" office:value="-3.15048408911665" calcext:value-type="float">
            <text:p>-3,1504840891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0.8927117" calcext:value-type="float">
            <text:p>8,93E-01</text:p>
          </table:table-cell>
          <table:table-cell office:value-type="float" office:value="0.09031292" calcext:value-type="float">
            <text:p>9,03E-02</text:p>
          </table:table-cell>
          <table:table-cell/>
          <table:table-cell table:formula="of:=10*LOG([.C84]/[.D84])" office:value-type="float" office:value="9.94961342606544" calcext:value-type="float">
            <text:p>9,9496134261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0.2361042" calcext:value-type="float">
            <text:p>2,36E-01</text:p>
          </table:table-cell>
          <table:table-cell office:value-type="float" office:value="0.7430058" calcext:value-type="float">
            <text:p>7,43E-01</text:p>
          </table:table-cell>
          <table:table-cell/>
          <table:table-cell table:formula="of:=10*LOG([.C85]/[.D85])" office:value-type="float" office:value="-4.97888491227065" calcext:value-type="float">
            <text:p>-4,9788849123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.9302374" calcext:value-type="float">
            <text:p>9,30E-01</text:p>
          </table:table-cell>
          <table:table-cell office:value-type="float" office:value="0.05256195" calcext:value-type="float">
            <text:p>5,26E-02</text:p>
          </table:table-cell>
          <table:table-cell/>
          <table:table-cell table:formula="of:=10*LOG([.C86]/[.D86])" office:value-type="float" office:value="12.4792232746884" calcext:value-type="float">
            <text:p>12,4792232747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.1616433" calcext:value-type="float">
            <text:p>1,62E-01</text:p>
          </table:table-cell>
          <table:table-cell office:value-type="float" office:value="0.8173973" calcext:value-type="float">
            <text:p>8,17E-01</text:p>
          </table:table-cell>
          <table:table-cell/>
          <table:table-cell table:formula="of:=10*LOG([.C87]/[.D87])" office:value-type="float" office:value="-7.03875490707874" calcext:value-type="float">
            <text:p>-7,0387549071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0.95807" calcext:value-type="float">
            <text:p>9,58E-01</text:p>
          </table:table-cell>
          <table:table-cell office:value-type="float" office:value="0.02462429" calcext:value-type="float">
            <text:p>2,46E-02</text:p>
          </table:table-cell>
          <table:table-cell/>
          <table:table-cell table:formula="of:=10*LOG([.C88]/[.D88])" office:value-type="float" office:value="15.9003352413751" calcext:value-type="float">
            <text:p>15,9003352414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0.09914836" calcext:value-type="float">
            <text:p>9,91E-02</text:p>
          </table:table-cell>
          <table:table-cell office:value-type="float" office:value="0.8801638" calcext:value-type="float">
            <text:p>8,80E-01</text:p>
          </table:table-cell>
          <table:table-cell/>
          <table:table-cell table:formula="of:=10*LOG([.C89]/[.D89])" office:value-type="float" office:value="-9.48277967630516" calcext:value-type="float">
            <text:p>-9,4827796763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.9756621" calcext:value-type="float">
            <text:p>9,76E-01</text:p>
          </table:table-cell>
          <table:table-cell office:value-type="float" office:value="0.006871549" calcext:value-type="float">
            <text:p>6,87E-03</text:p>
          </table:table-cell>
          <table:table-cell/>
          <table:table-cell table:formula="of:=10*LOG([.C90]/[.D90])" office:value-type="float" office:value="21.5224478723531" calcext:value-type="float">
            <text:p>21,5224478724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5050347" calcext:value-type="float">
            <text:p>5,05E-02</text:p>
          </table:table-cell>
          <table:table-cell office:value-type="float" office:value="0.9292295" calcext:value-type="float">
            <text:p>9,29E-01</text:p>
          </table:table-cell>
          <table:table-cell/>
          <table:table-cell table:formula="of:=10*LOG([.C91]/[.D91])" office:value-type="float" office:value="-12.6480177006333" calcext:value-type="float">
            <text:p>-12,6480177006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.9822246" calcext:value-type="float">
            <text:p>9,82E-01</text:p>
          </table:table-cell>
          <table:table-cell office:value-type="float" office:value="0.00007306662" calcext:value-type="float">
            <text:p>7,31E-05</text:p>
          </table:table-cell>
          <table:table-cell/>
          <table:table-cell table:formula="of:=10*LOG([.C92]/[.D92])" office:value-type="float" office:value="41.2849178920413" calcext:value-type="float">
            <text:p>41,284917892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.01761161" calcext:value-type="float">
            <text:p>1,76E-02</text:p>
          </table:table-cell>
          <table:table-cell office:value-type="float" office:value="0.962619" calcext:value-type="float">
            <text:p>9,63E-01</text:p>
          </table:table-cell>
          <table:table-cell/>
          <table:table-cell table:formula="of:=10*LOG([.C93]/[.D93])" office:value-type="float" office:value="-17.3765536978484" calcext:value-type="float">
            <text:p>-17,3765536978</text:p>
          </table:table-cell>
          <table:table-cell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.9782124" calcext:value-type="float">
            <text:p>9,78E-01</text:p>
          </table:table-cell>
          <table:table-cell office:value-type="float" office:value="0.004322835" calcext:value-type="float">
            <text:p>4,32E-03</text:p>
          </table:table-cell>
          <table:table-cell/>
          <table:table-cell table:formula="of:=10*LOG([.C94]/[.D94])" office:value-type="float" office:value="23.5466450462471" calcext:value-type="float">
            <text:p>23,5466450462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0.001605753" calcext:value-type="float">
            <text:p>1,61E-03</text:p>
          </table:table-cell>
          <table:table-cell office:value-type="float" office:value="0.9794144" calcext:value-type="float">
            <text:p>9,79E-01</text:p>
          </table:table-cell>
          <table:table-cell/>
          <table:table-cell table:formula="of:=10*LOG([.C95]/[.D95])" office:value-type="float" office:value="-27.85287742943" calcext:value-type="float">
            <text:p>-27,8528774294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0.9634033" calcext:value-type="float">
            <text:p>9,63E-01</text:p>
          </table:table-cell>
          <table:table-cell office:value-type="float" office:value="0.0192059" calcext:value-type="float">
            <text:p>1,92E-02</text:p>
          </table:table-cell>
          <table:table-cell/>
          <table:table-cell table:formula="of:=10*LOG([.C96]/[.D96])" office:value-type="float" office:value="17.003734663164" calcext:value-type="float">
            <text:p>17,0037346632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0.002706137" calcext:value-type="float">
            <text:p>2,71E-03</text:p>
          </table:table-cell>
          <table:table-cell office:value-type="float" office:value="0.9785976" calcext:value-type="float">
            <text:p>9,79E-01</text:p>
          </table:table-cell>
          <table:table-cell/>
          <table:table-cell table:formula="of:=10*LOG([.C97]/[.D97])" office:value-type="float" office:value="-25.5825436705523" calcext:value-type="float">
            <text:p>-25,5825436706</text:p>
          </table:table-cell>
          <table:table-cell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0.9381359" calcext:value-type="float">
            <text:p>9,38E-01</text:p>
          </table:table-cell>
          <table:table-cell office:value-type="float" office:value="0.04479307" calcext:value-type="float">
            <text:p>4,48E-02</text:p>
          </table:table-cell>
          <table:table-cell/>
          <table:table-cell table:formula="of:=10*LOG([.C98]/[.D98])" office:value-type="float" office:value="13.2105492671719" calcext:value-type="float">
            <text:p>13,2105492672</text:p>
          </table:table-cell>
          <table:table-cell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0.02082357" calcext:value-type="float">
            <text:p>2,08E-02</text:p>
          </table:table-cell>
          <table:table-cell office:value-type="float" office:value="0.9602517" calcext:value-type="float">
            <text:p>9,60E-01</text:p>
          </table:table-cell>
          <table:table-cell/>
          <table:table-cell table:formula="of:=10*LOG([.C99]/[.D99])" office:value-type="float" office:value="-16.6382989754657" calcext:value-type="float">
            <text:p>-16,6382989755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0.9024475" calcext:value-type="float">
            <text:p>9,02E-01</text:p>
          </table:table-cell>
          <table:table-cell office:value-type="float" office:value="0.08028757" calcext:value-type="float">
            <text:p>8,03E-02</text:p>
          </table:table-cell>
          <table:table-cell/>
          <table:table-cell table:formula="of:=10*LOG([.C100]/[.D100])" office:value-type="float" office:value="10.5077363250603" calcext:value-type="float">
            <text:p>10,5077363251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5554921" calcext:value-type="float">
            <text:p>5,55E-02</text:p>
          </table:table-cell>
          <table:table-cell office:value-type="float" office:value="0.9251237" calcext:value-type="float">
            <text:p>9,25E-01</text:p>
          </table:table-cell>
          <table:table-cell/>
          <table:table-cell table:formula="of:=10*LOG([.C101]/[.D101])" office:value-type="float" office:value="-12.2152191999188" calcext:value-type="float">
            <text:p>-12,2152191999</text:p>
          </table:table-cell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0.8577016" calcext:value-type="float">
            <text:p>8,58E-01</text:p>
          </table:table-cell>
          <table:table-cell office:value-type="float" office:value="0.1252705" calcext:value-type="float">
            <text:p>1,25E-01</text:p>
          </table:table-cell>
          <table:table-cell/>
          <table:table-cell table:formula="of:=10*LOG([.C102]/[.D102])" office:value-type="float" office:value="8.35487409379739" calcext:value-type="float">
            <text:p>8,3548740938</text:p>
          </table:table-cell>
          <table:table-cell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.106309" calcext:value-type="float">
            <text:p>1,06E-01</text:p>
          </table:table-cell>
          <table:table-cell office:value-type="float" office:value="0.8736101" calcext:value-type="float">
            <text:p>8,74E-01</text:p>
          </table:table-cell>
          <table:table-cell/>
          <table:table-cell table:formula="of:=10*LOG([.C103]/[.D103])" office:value-type="float" office:value="-9.14747613403888" calcext:value-type="float">
            <text:p>-9,147476134</text:p>
          </table:table-cell>
          <table:table-cell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.8045738" calcext:value-type="float">
            <text:p>8,05E-01</text:p>
          </table:table-cell>
          <table:table-cell office:value-type="float" office:value="0.1782601" calcext:value-type="float">
            <text:p>1,78E-01</text:p>
          </table:table-cell>
          <table:table-cell/>
          <table:table-cell table:formula="of:=10*LOG([.C104]/[.D104])" office:value-type="float" office:value="6.54511740359182" calcext:value-type="float">
            <text:p>6,5451174036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.1703665" calcext:value-type="float">
            <text:p>1,70E-01</text:p>
          </table:table-cell>
          <table:table-cell office:value-type="float" office:value="0.8095607" calcext:value-type="float">
            <text:p>8,10E-01</text:p>
          </table:table-cell>
          <table:table-cell/>
          <table:table-cell table:formula="of:=10*LOG([.C105]/[.D105])" office:value-type="float" office:value="-6.76865215875598" calcext:value-type="float">
            <text:p>-6,7686521588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.7444923" calcext:value-type="float">
            <text:p>7,44E-01</text:p>
          </table:table-cell>
          <table:table-cell office:value-type="float" office:value="0.2382277" calcext:value-type="float">
            <text:p>2,38E-01</text:p>
          </table:table-cell>
          <table:table-cell/>
          <table:table-cell table:formula="of:=10*LOG([.C106]/[.D106])" office:value-type="float" office:value="4.94867952560258" calcext:value-type="float">
            <text:p>4,9486795256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0.2458825" calcext:value-type="float">
            <text:p>2,46E-01</text:p>
          </table:table-cell>
          <table:table-cell office:value-type="float" office:value="0.7336195" calcext:value-type="float">
            <text:p>7,34E-01</text:p>
          </table:table-cell>
          <table:table-cell/>
          <table:table-cell table:formula="of:=10*LOG([.C107]/[.D107])" office:value-type="float" office:value="-4.74743246453589" calcext:value-type="float">
            <text:p>-4,7474324645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0.6785569" calcext:value-type="float">
            <text:p>6,79E-01</text:p>
          </table:table-cell>
          <table:table-cell office:value-type="float" office:value="0.3037554" calcext:value-type="float">
            <text:p>3,04E-01</text:p>
          </table:table-cell>
          <table:table-cell/>
          <table:table-cell table:formula="of:=10*LOG([.C108]/[.D108])" office:value-type="float" office:value="3.49062263709102" calcext:value-type="float">
            <text:p>3,4906226371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0.3300153" calcext:value-type="float">
            <text:p>3,30E-01</text:p>
          </table:table-cell>
          <table:table-cell office:value-type="float" office:value="0.6490568" calcext:value-type="float">
            <text:p>6,49E-01</text:p>
          </table:table-cell>
          <table:table-cell/>
          <table:table-cell table:formula="of:=10*LOG([.C109]/[.D109])" office:value-type="float" office:value="-2.93748629386494" calcext:value-type="float">
            <text:p>-2,9374862939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.6086306" calcext:value-type="float">
            <text:p>6,09E-01</text:p>
          </table:table-cell>
          <table:table-cell office:value-type="float" office:value="0.3736242" calcext:value-type="float">
            <text:p>3,74E-01</text:p>
          </table:table-cell>
          <table:table-cell/>
          <table:table-cell table:formula="of:=10*LOG([.C110]/[.D110])" office:value-type="float" office:value="2.11918785366822" calcext:value-type="float">
            <text:p>2,1191878537</text:p>
          </table:table-cell>
          <table: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4201755" calcext:value-type="float">
            <text:p>4,20E-01</text:p>
          </table:table-cell>
          <table:table-cell office:value-type="float" office:value="0.558541" calcext:value-type="float">
            <text:p>5,59E-01</text:p>
          </table:table-cell>
          <table:table-cell/>
          <table:table-cell table:formula="of:=10*LOG([.C111]/[.D111])" office:value-type="float" office:value="-1.23624332694908" calcext:value-type="float">
            <text:p>-1,2362433269</text:p>
          </table:table-cell>
          <table:table-cell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.5358078" calcext:value-type="float">
            <text:p>5,36E-01</text:p>
          </table:table-cell>
          <table:table-cell office:value-type="float" office:value="0.4464092" calcext:value-type="float">
            <text:p>4,46E-01</text:p>
          </table:table-cell>
          <table:table-cell/>
          <table:table-cell table:formula="of:=10*LOG([.C112]/[.D112])" office:value-type="float" office:value="0.792758951914498" calcext:value-type="float">
            <text:p>0,7927589519</text:p>
          </table:table-cell>
          <table:table-cell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0.5128224" calcext:value-type="float">
            <text:p>5,13E-01</text:p>
          </table:table-cell>
          <table:table-cell office:value-type="float" office:value="0.4657787" calcext:value-type="float">
            <text:p>4,66E-01</text:p>
          </table:table-cell>
          <table:table-cell/>
          <table:table-cell table:formula="of:=10*LOG([.C113]/[.D113])" office:value-type="float" office:value="0.417873624162426" calcext:value-type="float">
            <text:p>0,4178736242</text:p>
          </table:table-cell>
          <table:table-cell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0.4620184" calcext:value-type="float">
            <text:p>4,62E-01</text:p>
          </table:table-cell>
          <table:table-cell office:value-type="float" office:value="0.5204017" calcext:value-type="float">
            <text:p>5,20E-01</text:p>
          </table:table-cell>
          <table:table-cell/>
          <table:table-cell table:formula="of:=10*LOG([.C114]/[.D114])" office:value-type="float" office:value="-0.516794348163242" calcext:value-type="float">
            <text:p>-0,5167943482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0.6051415" calcext:value-type="float">
            <text:p>6,05E-01</text:p>
          </table:table-cell>
          <table:table-cell office:value-type="float" office:value="0.3736731" calcext:value-type="float">
            <text:p>3,74E-01</text:p>
          </table:table-cell>
          <table:table-cell/>
          <table:table-cell table:formula="of:=10*LOG([.C115]/[.D115])" office:value-type="float" office:value="2.09365102476305" calcext:value-type="float">
            <text:p>2,0936510248</text:p>
          </table:table-cell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0.3899317" calcext:value-type="float">
            <text:p>3,90E-01</text:p>
          </table:table-cell>
          <table:table-cell office:value-type="float" office:value="0.5923901" calcext:value-type="float">
            <text:p>5,92E-01</text:p>
          </table:table-cell>
          <table:table-cell/>
          <table:table-cell table:formula="of:=10*LOG([.C116]/[.D116])" office:value-type="float" office:value="-1.81619248844828" calcext:value-type="float">
            <text:p>-1,8161924884</text:p>
          </table:table-cell>
          <table:table-cell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0.6921035" calcext:value-type="float">
            <text:p>6,92E-01</text:p>
          </table:table-cell>
          <table:table-cell office:value-type="float" office:value="0.2869407" calcext:value-type="float">
            <text:p>2,87E-01</text:p>
          </table:table-cell>
          <table:table-cell/>
          <table:table-cell table:formula="of:=10*LOG([.C117]/[.D117])" office:value-type="float" office:value="3.82378892048321" calcext:value-type="float">
            <text:p>3,8237889205</text:p>
          </table:table-cell>
          <table:table-cell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0.3194128" calcext:value-type="float">
            <text:p>3,19E-01</text:p>
          </table:table-cell>
          <table:table-cell office:value-type="float" office:value="0.6629532" calcext:value-type="float">
            <text:p>6,63E-01</text:p>
          </table:table-cell>
          <table:table-cell/>
          <table:table-cell table:formula="of:=10*LOG([.C118]/[.D118])" office:value-type="float" office:value="-3.17130555375386" calcext:value-type="float">
            <text:p>-3,1713055538</text:p>
          </table:table-cell>
          <table:table-cell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0.77255" calcext:value-type="float">
            <text:p>7,73E-01</text:p>
          </table:table-cell>
          <table:table-cell office:value-type="float" office:value="0.2067499" calcext:value-type="float">
            <text:p>2,07E-01</text:p>
          </table:table-cell>
          <table:table-cell/>
          <table:table-cell table:formula="of:=10*LOG([.C119]/[.D119])" office:value-type="float" office:value="5.72481288695674" calcext:value-type="float">
            <text:p>5,724812887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0.2525937" calcext:value-type="float">
            <text:p>2,53E-01</text:p>
          </table:table-cell>
          <table:table-cell office:value-type="float" office:value="0.729724" calcext:value-type="float">
            <text:p>7,30E-01</text:p>
          </table:table-cell>
          <table:table-cell/>
          <table:table-cell table:formula="of:=10*LOG([.C120]/[.D120])" office:value-type="float" office:value="-4.60736115551025" calcext:value-type="float">
            <text:p>-4,6073611555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8438616" calcext:value-type="float">
            <text:p>8,44E-01</text:p>
          </table:table-cell>
          <table:table-cell office:value-type="float" office:value="0.1364951" calcext:value-type="float">
            <text:p>1,36E-01</text:p>
          </table:table-cell>
          <table:table-cell/>
          <table:table-cell table:formula="of:=10*LOG([.C121]/[.D121])" office:value-type="float" office:value="7.91154163685391" calcext:value-type="float">
            <text:p>7,9115416369</text:p>
          </table:table-cell>
          <table:table-cell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0.1911353" calcext:value-type="float">
            <text:p>1,91E-01</text:p>
          </table:table-cell>
          <table:table-cell office:value-type="float" office:value="0.7915918" calcext:value-type="float">
            <text:p>7,92E-01</text:p>
          </table:table-cell>
          <table:table-cell/>
          <table:table-cell table:formula="of:=10*LOG([.C122]/[.D122])" office:value-type="float" office:value="-6.17160384214272" calcext:value-type="float">
            <text:p>-6,1716038421</text:p>
          </table:table-cell>
          <table:table-cell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0.9019819" calcext:value-type="float">
            <text:p>9,02E-01</text:p>
          </table:table-cell>
          <table:table-cell office:value-type="float" office:value="0.07883541" calcext:value-type="float">
            <text:p>7,88E-02</text:p>
          </table:table-cell>
          <table:table-cell/>
          <table:table-cell table:formula="of:=10*LOG([.C123]/[.D123])" office:value-type="float" office:value="10.5847649207252" calcext:value-type="float">
            <text:p>10,5847649207</text:p>
          </table:table-cell>
          <table:table-cell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0.1363719" calcext:value-type="float">
            <text:p>1,36E-01</text:p>
          </table:table-cell>
          <table:table-cell office:value-type="float" office:value="0.8466164" calcext:value-type="float">
            <text:p>8,47E-01</text:p>
          </table:table-cell>
          <table:table-cell/>
          <table:table-cell table:formula="of:=10*LOG([.C124]/[.D124])" office:value-type="float" office:value="-7.92961785691607" calcext:value-type="float">
            <text:p>-7,9296178569</text:p>
          </table:table-cell>
          <table:table-cell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0.9461035" calcext:value-type="float">
            <text:p>9,46E-01</text:p>
          </table:table-cell>
          <table:table-cell office:value-type="float" office:value="0.03606596" calcext:value-type="float">
            <text:p>3,61E-02</text:p>
          </table:table-cell>
          <table:table-cell/>
          <table:table-cell table:formula="of:=10*LOG([.C125]/[.D125])" office:value-type="float" office:value="14.1884115242245" calcext:value-type="float">
            <text:p>14,1884115242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0.08973967" calcext:value-type="float">
            <text:p>8,97E-02</text:p>
          </table:table-cell>
          <table:table-cell office:value-type="float" office:value="0.8931677" calcext:value-type="float">
            <text:p>8,93E-01</text:p>
          </table:table-cell>
          <table:table-cell/>
          <table:table-cell table:formula="of:=10*LOG([.C126]/[.D126])" office:value-type="float" office:value="-9.9794854094159" calcext:value-type="float">
            <text:p>-9,9794854094</text:p>
          </table:table-cell>
          <table:table-cell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0.9729461" calcext:value-type="float">
            <text:p>9,73E-01</text:p>
          </table:table-cell>
          <table:table-cell office:value-type="float" office:value="0.009579451" calcext:value-type="float">
            <text:p>9,58E-03</text:p>
          </table:table-cell>
          <table:table-cell/>
          <table:table-cell table:formula="of:=10*LOG([.C127]/[.D127])" office:value-type="float" office:value="20.0674816126276" calcext:value-type="float">
            <text:p>20,0674816126</text:p>
          </table:table-cell>
          <table:table-cell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0.0520412" calcext:value-type="float">
            <text:p>5,20E-02</text:p>
          </table:table-cell>
          <table:table-cell office:value-type="float" office:value="0.9307588" calcext:value-type="float">
            <text:p>9,31E-01</text:p>
          </table:table-cell>
          <table:table-cell/>
          <table:table-cell table:formula="of:=10*LOG([.C128]/[.D128])" office:value-type="float" office:value="-12.5248984876178" calcext:value-type="float">
            <text:p>-12,5248984876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9825146" calcext:value-type="float">
            <text:p>9,83E-01</text:p>
          </table:table-cell>
          <table:table-cell office:value-type="float" office:value="0.00002659725" calcext:value-type="float">
            <text:p>2,66E-05</text:p>
          </table:table-cell>
          <table:table-cell/>
          <table:table-cell table:formula="of:=10*LOG([.C129]/[.D129])" office:value-type="float" office:value="45.6750227719322" calcext:value-type="float">
            <text:p>45,6750227719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0.02417616" calcext:value-type="float">
            <text:p>2,42E-02</text:p>
          </table:table-cell>
          <table:table-cell office:value-type="float" office:value="0.9588078" calcext:value-type="float">
            <text:p>9,59E-01</text:p>
          </table:table-cell>
          <table:table-cell/>
          <table:table-cell table:formula="of:=10*LOG([.C130]/[.D130])" office:value-type="float" office:value="-15.9834423720185" calcext:value-type="float">
            <text:p>-15,983442372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9744854" calcext:value-type="float">
            <text:p>9,74E-01</text:p>
          </table:table-cell>
          <table:table-cell office:value-type="float" office:value="0.007660349" calcext:value-type="float">
            <text:p>7,66E-03</text:p>
          </table:table-cell>
          <table:table-cell/>
          <table:table-cell table:formula="of:=10*LOG([.C131]/[.D131])" office:value-type="float" office:value="21.0452678055861" calcext:value-type="float">
            <text:p>21,0452678056</text:p>
          </table:table-cell>
          <table:table-cell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0.006672396" calcext:value-type="float">
            <text:p>6,67E-03</text:p>
          </table:table-cell>
          <table:table-cell office:value-type="float" office:value="0.9764549" calcext:value-type="float">
            <text:p>9,76E-01</text:p>
          </table:table-cell>
          <table:table-cell/>
          <table:table-cell table:formula="of:=10*LOG([.C132]/[.D132])" office:value-type="float" office:value="-21.6537037577966" calcext:value-type="float">
            <text:p>-21,6537037578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0.9489218" calcext:value-type="float">
            <text:p>9,49E-01</text:p>
          </table:table-cell>
          <table:table-cell office:value-type="float" office:value="0.03236129" calcext:value-type="float">
            <text:p>3,24E-02</text:p>
          </table:table-cell>
          <table:table-cell/>
          <table:table-cell table:formula="of:=10*LOG([.C133]/[.D133])" office:value-type="float" office:value="14.6720459866584" calcext:value-type="float">
            <text:p>14,6720459867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0.00004873075" calcext:value-type="float">
            <text:p>4,87E-05</text:p>
          </table:table-cell>
          <table:table-cell office:value-type="float" office:value="0.9833351" calcext:value-type="float">
            <text:p>9,83E-01</text:p>
          </table:table-cell>
          <table:table-cell/>
          <table:table-cell table:formula="of:=10*LOG([.C134]/[.D134])" office:value-type="float" office:value="-43.0489844599002" calcext:value-type="float">
            <text:p>-43,0489844599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0.9070286" calcext:value-type="float">
            <text:p>9,07E-01</text:p>
          </table:table-cell>
          <table:table-cell office:value-type="float" office:value="0.07362315" calcext:value-type="float">
            <text:p>7,36E-02</text:p>
          </table:table-cell>
          <table:table-cell/>
          <table:table-cell table:formula="of:=10*LOG([.C135]/[.D135])" office:value-type="float" office:value="10.9060658625037" calcext:value-type="float">
            <text:p>10,9060658625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0.004461603" calcext:value-type="float">
            <text:p>4,46E-03</text:p>
          </table:table-cell>
          <table:table-cell office:value-type="float" office:value="0.9793159" calcext:value-type="float">
            <text:p>9,79E-01</text:p>
          </table:table-cell>
          <table:table-cell/>
          <table:table-cell table:formula="of:=10*LOG([.C136]/[.D136])" office:value-type="float" office:value="-23.4143188218686" calcext:value-type="float">
            <text:p>-23,4143188219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0.8508975" calcext:value-type="float">
            <text:p>8,51E-01</text:p>
          </table:table-cell>
          <table:table-cell office:value-type="float" office:value="0.1295498" calcext:value-type="float">
            <text:p>1,30E-01</text:p>
          </table:table-cell>
          <table:table-cell/>
          <table:table-cell table:formula="of:=10*LOG([.C137]/[.D137])" office:value-type="float" office:value="8.17440500814116" calcext:value-type="float">
            <text:p>8,1744050081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0.01953225" calcext:value-type="float">
            <text:p>1,95E-02</text:p>
          </table:table-cell>
          <table:table-cell office:value-type="float" office:value="0.9642858" calcext:value-type="float">
            <text:p>9,64E-01</text:p>
          </table:table-cell>
          <table:table-cell/>
          <table:table-cell table:formula="of:=10*LOG([.C138]/[.D138])" office:value-type="float" office:value="-16.934534970883" calcext:value-type="float">
            <text:p>-16,9345349709</text:p>
          </table:table-cell>
          <table:table-cell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0.7821415" calcext:value-type="float">
            <text:p>7,82E-01</text:p>
          </table:table-cell>
          <table:table-cell office:value-type="float" office:value="0.1977188" calcext:value-type="float">
            <text:p>1,98E-01</text:p>
          </table:table-cell>
          <table:table-cell/>
          <table:table-cell table:formula="of:=10*LOG([.C139]/[.D139])" office:value-type="float" office:value="5.97237363961355" calcext:value-type="float">
            <text:p>5,9723736396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0.04530884" calcext:value-type="float">
            <text:p>4,53E-02</text:p>
          </table:table-cell>
          <table:table-cell office:value-type="float" office:value="0.9381449" calcext:value-type="float">
            <text:p>9,38E-01</text:p>
          </table:table-cell>
          <table:table-cell/>
          <table:table-cell table:formula="of:=10*LOG([.C140]/[.D140])" office:value-type="float" office:value="-13.160869784875" calcext:value-type="float">
            <text:p>-13,1608697849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7026108" calcext:value-type="float">
            <text:p>7,03E-01</text:p>
          </table:table-cell>
          <table:table-cell office:value-type="float" office:value="0.2773553" calcext:value-type="float">
            <text:p>2,77E-01</text:p>
          </table:table-cell>
          <table:table-cell/>
          <table:table-cell table:formula="of:=10*LOG([.C141]/[.D141])" office:value-type="float" office:value="4.03678351897582" calcext:value-type="float">
            <text:p>4,036783519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0.08123356" calcext:value-type="float">
            <text:p>8,12E-02</text:p>
          </table:table-cell>
          <table:table-cell office:value-type="float" office:value="0.9020573" calcext:value-type="float">
            <text:p>9,02E-01</text:p>
          </table:table-cell>
          <table:table-cell/>
          <table:table-cell table:formula="of:=10*LOG([.C142]/[.D142])" office:value-type="float" office:value="-10.4549863915712" calcext:value-type="float">
            <text:p>-10,4549863916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0.6151175" calcext:value-type="float">
            <text:p>6,15E-01</text:p>
          </table:table-cell>
          <table:table-cell office:value-type="float" office:value="0.3647239" calcext:value-type="float">
            <text:p>3,65E-01</text:p>
          </table:table-cell>
          <table:table-cell/>
          <table:table-cell table:formula="of:=10*LOG([.C143]/[.D143])" office:value-type="float" office:value="2.26993859673579" calcext:value-type="float">
            <text:p>2,2699385967</text:p>
          </table:table-cell>
          <table:table-cell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0.1263972" calcext:value-type="float">
            <text:p>1,26E-01</text:p>
          </table:table-cell>
          <table:table-cell office:value-type="float" office:value="0.8566591" calcext:value-type="float">
            <text:p>8,57E-01</text:p>
          </table:table-cell>
          <table:table-cell/>
          <table:table-cell table:formula="of:=10*LOG([.C144]/[.D144])" office:value-type="float" office:value="-8.31070579215986" calcext:value-type="float">
            <text:p>-8,3107057922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0.5232671" calcext:value-type="float">
            <text:p>5,23E-01</text:p>
          </table:table-cell>
          <table:table-cell office:value-type="float" office:value="0.4568112" calcext:value-type="float">
            <text:p>4,57E-01</text:p>
          </table:table-cell>
          <table:table-cell/>
          <table:table-cell table:formula="of:=10*LOG([.C145]/[.D145])" office:value-type="float" office:value="0.589866863719693" calcext:value-type="float">
            <text:p>0,5898668637</text:p>
          </table:table-cell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0.1794733" calcext:value-type="float">
            <text:p>1,79E-01</text:p>
          </table:table-cell>
          <table:table-cell office:value-type="float" office:value="0.8032603" calcext:value-type="float">
            <text:p>8,03E-01</text:p>
          </table:table-cell>
          <table:table-cell/>
          <table:table-cell table:formula="of:=10*LOG([.C146]/[.D146])" office:value-type="float" office:value="-6.50856454788229" calcext:value-type="float">
            <text:p>-6,5085645479</text:p>
          </table:table-cell>
          <table:table-cell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0.4309266" calcext:value-type="float">
            <text:p>4,31E-01</text:p>
          </table:table-cell>
          <table:table-cell office:value-type="float" office:value="0.5495117" calcext:value-type="float">
            <text:p>5,50E-01</text:p>
          </table:table-cell>
          <table:table-cell/>
          <table:table-cell table:formula="of:=10*LOG([.C147]/[.D147])" office:value-type="float" office:value="-1.05573640888977" calcext:value-type="float">
            <text:p>-1,0557364089</text:p>
          </table:table-cell>
          <table:table-cell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0.2394001" calcext:value-type="float">
            <text:p>2,39E-01</text:p>
          </table:table-cell>
          <table:table-cell office:value-type="float" office:value="0.7432772" calcext:value-type="float">
            <text:p>7,43E-01</text:p>
          </table:table-cell>
          <table:table-cell/>
          <table:table-cell table:formula="of:=10*LOG([.C148]/[.D148])" office:value-type="float" office:value="-4.92026483560551" calcext:value-type="float">
            <text:p>-4,9202648356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0.3404489" calcext:value-type="float">
            <text:p>3,40E-01</text:p>
          </table:table-cell>
          <table:table-cell office:value-type="float" office:value="0.6401601" calcext:value-type="float">
            <text:p>6,40E-01</text:p>
          </table:table-cell>
          <table:table-cell/>
          <table:table-cell table:formula="of:=10*LOG([.C149]/[.D149])" office:value-type="float" office:value="-2.74236666577563" calcext:value-type="float">
            <text:p>-2,7423666658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0.304844" calcext:value-type="float">
            <text:p>3,05E-01</text:p>
          </table:table-cell>
          <table:table-cell office:value-type="float" office:value="0.6778345" calcext:value-type="float">
            <text:p>6,78E-01</text:p>
          </table:table-cell>
          <table:table-cell/>
          <table:table-cell table:formula="of:=10*LOG([.C150]/[.D150])" office:value-type="float" office:value="-3.47046017943078" calcext:value-type="float">
            <text:p>-3,4704601794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2556807" calcext:value-type="float">
            <text:p>2,56E-01</text:p>
          </table:table-cell>
          <table:table-cell office:value-type="float" office:value="0.725498" calcext:value-type="float">
            <text:p>7,25E-01</text:p>
          </table:table-cell>
          <table:table-cell/>
          <table:table-cell table:formula="of:=10*LOG([.C151]/[.D151])" office:value-type="float" office:value="-4.52938272901529" calcext:value-type="float">
            <text:p>-4,529382729</text:p>
          </table:table-cell>
          <table:table-cell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0.3750451" calcext:value-type="float">
            <text:p>3,75E-01</text:p>
          </table:table-cell>
          <table:table-cell office:value-type="float" office:value="0.6078304" calcext:value-type="float">
            <text:p>6,08E-01</text:p>
          </table:table-cell>
          <table:table-cell/>
          <table:table-cell table:formula="of:=10*LOG([.C152]/[.D152])" office:value-type="float" office:value="-2.09698921333336" calcext:value-type="float">
            <text:p>-2,0969892133</text:p>
          </table:table-cell>
          <table:table-cell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0.1787037" calcext:value-type="float">
            <text:p>1,79E-01</text:p>
          </table:table-cell>
          <table:table-cell office:value-type="float" office:value="0.8026755" calcext:value-type="float">
            <text:p>8,03E-01</text:p>
          </table:table-cell>
          <table:table-cell/>
          <table:table-cell table:formula="of:=10*LOG([.C153]/[.D153])" office:value-type="float" office:value="-6.52406462723483" calcext:value-type="float">
            <text:p>-6,5240646272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0.4479798" calcext:value-type="float">
            <text:p>4,48E-01</text:p>
          </table:table-cell>
          <table:table-cell office:value-type="float" office:value="0.5350608" calcext:value-type="float">
            <text:p>5,35E-01</text:p>
          </table:table-cell>
          <table:table-cell/>
          <table:table-cell table:formula="of:=10*LOG([.C154]/[.D154])" office:value-type="float" office:value="-0.771447030237821" calcext:value-type="float">
            <text:p>-0,7714470302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0.1128717" calcext:value-type="float">
            <text:p>1,13E-01</text:p>
          </table:table-cell>
          <table:table-cell office:value-type="float" office:value="0.8685831" calcext:value-type="float">
            <text:p>8,69E-01</text:p>
          </table:table-cell>
          <table:table-cell/>
          <table:table-cell table:formula="of:=10*LOG([.C155]/[.D155])" office:value-type="float" office:value="-8.86226308896945" calcext:value-type="float">
            <text:p>-8,862263089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0.5217386" calcext:value-type="float">
            <text:p>5,22E-01</text:p>
          </table:table-cell>
          <table:table-cell office:value-type="float" office:value="0.4614562" calcext:value-type="float">
            <text:p>4,61E-01</text:p>
          </table:table-cell>
          <table:table-cell/>
          <table:table-cell table:formula="of:=10*LOG([.C156]/[.D156])" office:value-type="float" office:value="0.533224830723978" calcext:value-type="float">
            <text:p>0,5332248307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0.060798" calcext:value-type="float">
            <text:p>6,08E-02</text:p>
          </table:table-cell>
          <table:table-cell office:value-type="float" office:value="0.9208987" calcext:value-type="float">
            <text:p>9,21E-01</text:p>
          </table:table-cell>
          <table:table-cell/>
          <table:table-cell table:formula="of:=10*LOG([.C157]/[.D157])" office:value-type="float" office:value="-11.8032256685708" calcext:value-type="float">
            <text:p>-11,8032256686</text:p>
          </table:table-cell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0.5940752" calcext:value-type="float">
            <text:p>5,94E-01</text:p>
          </table:table-cell>
          <table:table-cell office:value-type="float" office:value="0.3894341" calcext:value-type="float">
            <text:p>3,89E-01</text:p>
          </table:table-cell>
          <table:table-cell/>
          <table:table-cell table:formula="of:=10*LOG([.C158]/[.D158])" office:value-type="float" office:value="1.83407445933566" calcext:value-type="float">
            <text:p>1,8340744593</text:p>
          </table:table-cell>
          <table:table-cell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0.02442166" calcext:value-type="float">
            <text:p>2,44E-02</text:p>
          </table:table-cell>
          <table:table-cell office:value-type="float" office:value="0.9579277" calcext:value-type="float">
            <text:p>9,58E-01</text:p>
          </table:table-cell>
          <table:table-cell/>
          <table:table-cell table:formula="of:=10*LOG([.C159]/[.D159])" office:value-type="float" office:value="-15.9355755108398" calcext:value-type="float">
            <text:p>-15,9355755108</text:p>
          </table:table-cell>
          <table:table-cell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0.6649026" calcext:value-type="float">
            <text:p>6,65E-01</text:p>
          </table:table-cell>
          <table:table-cell office:value-type="float" office:value="0.3186261" calcext:value-type="float">
            <text:p>3,19E-01</text:p>
          </table:table-cell>
          <table:table-cell/>
          <table:table-cell table:formula="of:=10*LOG([.C160]/[.D160])" office:value-type="float" office:value="3.19476683392459" calcext:value-type="float">
            <text:p>3,1947668339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0.004004434" calcext:value-type="float">
            <text:p>4,00E-03</text:p>
          </table:table-cell>
          <table:table-cell office:value-type="float" office:value="0.9787362" calcext:value-type="float">
            <text:p>9,79E-01</text:p>
          </table:table-cell>
          <table:table-cell/>
          <table:table-cell table:formula="of:=10*LOG([.C161]/[.D161])" office:value-type="float" office:value="-23.8812451150336" calcext:value-type="float">
            <text:p>-23,881245115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0.7316643" calcext:value-type="float">
            <text:p>7,32E-01</text:p>
          </table:table-cell>
          <table:table-cell office:value-type="float" office:value="0.2518079" calcext:value-type="float">
            <text:p>2,52E-01</text:p>
          </table:table-cell>
          <table:table-cell/>
          <table:table-cell table:formula="of:=10*LOG([.C162]/[.D162])" office:value-type="float" office:value="4.63242513917387" calcext:value-type="float">
            <text:p>4,6324251392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0.0009251063" calcext:value-type="float">
            <text:p>9,25E-04</text:p>
          </table:table-cell>
          <table:table-cell office:value-type="float" office:value="0.9817998" calcext:value-type="float">
            <text:p>9,82E-01</text:p>
          </table:table-cell>
          <table:table-cell/>
          <table:table-cell table:formula="of:=10*LOG([.C163]/[.D163])" office:value-type="float" office:value="-30.2583130077093" calcext:value-type="float">
            <text:p>-30,2583130077</text:p>
          </table:table-cell>
          <table:table-cell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0.7935584" calcext:value-type="float">
            <text:p>7,94E-01</text:p>
          </table:table-cell>
          <table:table-cell office:value-type="float" office:value="0.1900867" calcext:value-type="float">
            <text:p>1,90E-01</text:p>
          </table:table-cell>
          <table:table-cell/>
          <table:table-cell table:formula="of:=10*LOG([.C164]/[.D164])" office:value-type="float" office:value="6.20627161932211" calcext:value-type="float">
            <text:p>6,2062716193</text:p>
          </table:table-cell>
          <table:table-cell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0.01541368" calcext:value-type="float">
            <text:p>1,54E-02</text:p>
          </table:table-cell>
          <table:table-cell office:value-type="float" office:value="0.9670693" calcext:value-type="float">
            <text:p>9,67E-01</text:p>
          </table:table-cell>
          <table:table-cell/>
          <table:table-cell table:formula="of:=10*LOG([.C165]/[.D165])" office:value-type="float" office:value="-17.9755125820522" calcext:value-type="float">
            <text:p>-17,9755125821</text:p>
          </table:table-cell>
          <table:table-cell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0.8479096" calcext:value-type="float">
            <text:p>8,48E-01</text:p>
          </table:table-cell>
          <table:table-cell office:value-type="float" office:value="0.1355623" calcext:value-type="float">
            <text:p>1,36E-01</text:p>
          </table:table-cell>
          <table:table-cell/>
          <table:table-cell table:formula="of:=10*LOG([.C166]/[.D166])" office:value-type="float" office:value="7.9621062372991" calcext:value-type="float">
            <text:p>7,9621062373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4663982" calcext:value-type="float">
            <text:p>4,66E-02</text:p>
          </table:table-cell>
          <table:table-cell office:value-type="float" office:value="0.9357112" calcext:value-type="float">
            <text:p>9,36E-01</text:p>
          </table:table-cell>
          <table:table-cell/>
          <table:table-cell table:formula="of:=10*LOG([.C167]/[.D167])" office:value-type="float" office:value="-13.0238496214385" calcext:value-type="float">
            <text:p>-13,0238496214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0.8945412" calcext:value-type="float">
            <text:p>8,95E-01</text:p>
          </table:table-cell>
          <table:table-cell office:value-type="float" office:value="0.08900917" calcext:value-type="float">
            <text:p>8,90E-02</text:p>
          </table:table-cell>
          <table:table-cell/>
          <table:table-cell table:formula="of:=10*LOG([.C168]/[.D168])" office:value-type="float" office:value="10.0216559641065" calcext:value-type="float">
            <text:p>10,0216559641</text:p>
          </table:table-cell>
          <table:table-cell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0.09373214" calcext:value-type="float">
            <text:p>9,37E-02</text:p>
          </table:table-cell>
          <table:table-cell office:value-type="float" office:value="0.8882692" calcext:value-type="float">
            <text:p>8,88E-01</text:p>
          </table:table-cell>
          <table:table-cell/>
          <table:table-cell table:formula="of:=10*LOG([.C169]/[.D169])" office:value-type="float" office:value="-9.76656071044212" calcext:value-type="float">
            <text:p>-9,7665607104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0.9315626" calcext:value-type="float">
            <text:p>9,32E-01</text:p>
          </table:table-cell>
          <table:table-cell office:value-type="float" office:value="0.05148361" calcext:value-type="float">
            <text:p>5,15E-02</text:p>
          </table:table-cell>
          <table:table-cell/>
          <table:table-cell table:formula="of:=10*LOG([.C170]/[.D170])" office:value-type="float" office:value="12.5754305256286" calcext:value-type="float">
            <text:p>12,5754305256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0.1549596" calcext:value-type="float">
            <text:p>1,55E-01</text:p>
          </table:table-cell>
          <table:table-cell office:value-type="float" office:value="0.8268824" calcext:value-type="float">
            <text:p>8,27E-01</text:p>
          </table:table-cell>
          <table:table-cell/>
          <table:table-cell table:formula="of:=10*LOG([.C171]/[.D171])" office:value-type="float" office:value="-7.27225261510421" calcext:value-type="float">
            <text:p>-7,2722526151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0.9594694" calcext:value-type="float">
            <text:p>9,59E-01</text:p>
          </table:table-cell>
          <table:table-cell office:value-type="float" office:value="0.02379732" calcext:value-type="float">
            <text:p>2,38E-02</text:p>
          </table:table-cell>
          <table:table-cell/>
          <table:table-cell table:formula="of:=10*LOG([.C172]/[.D172])" office:value-type="float" office:value="16.0550307794578" calcext:value-type="float">
            <text:p>16,0550307795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0.2284122" calcext:value-type="float">
            <text:p>2,28E-01</text:p>
          </table:table-cell>
          <table:table-cell office:value-type="float" office:value="0.753362" calcext:value-type="float">
            <text:p>7,53E-01</text:p>
          </table:table-cell>
          <table:table-cell/>
          <table:table-cell table:formula="of:=10*LOG([.C173]/[.D173])" office:value-type="float" office:value="-5.18284413542859" calcext:value-type="float">
            <text:p>-5,1828441354</text:p>
          </table:table-cell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0.9768791" calcext:value-type="float">
            <text:p>9,77E-01</text:p>
          </table:table-cell>
          <table:table-cell office:value-type="float" office:value="0.006471365" calcext:value-type="float">
            <text:p>6,47E-03</text:p>
          </table:table-cell>
          <table:table-cell/>
          <table:table-cell table:formula="of:=10*LOG([.C174]/[.D174])" office:value-type="float" office:value="21.7884492238871" calcext:value-type="float">
            <text:p>21,7884492239</text:p>
          </table:table-cell>
          <table:table-cell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3111363" calcext:value-type="float">
            <text:p>3,11E-01</text:p>
          </table:table-cell>
          <table:table-cell office:value-type="float" office:value="0.6704898" calcext:value-type="float">
            <text:p>6,70E-01</text:p>
          </table:table-cell>
          <table:table-cell/>
          <table:table-cell table:formula="of:=10*LOG([.C175]/[.D175])" office:value-type="float" office:value="-3.33441492598373" calcext:value-type="float">
            <text:p>-3,334414926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0.9836237" calcext:value-type="float">
            <text:p>9,84E-01</text:p>
          </table:table-cell>
          <table:table-cell office:value-type="float" office:value="0.00003615051" calcext:value-type="float">
            <text:p>3,62E-05</text:p>
          </table:table-cell>
          <table:table-cell/>
          <table:table-cell table:formula="of:=10*LOG([.C176]/[.D176])" office:value-type="float" office:value="44.3471455577249" calcext:value-type="float">
            <text:p>44,3471455577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0.4004648" calcext:value-type="float">
            <text:p>4,00E-01</text:p>
          </table:table-cell>
          <table:table-cell office:value-type="float" office:value="0.5809551" calcext:value-type="float">
            <text:p>5,81E-01</text:p>
          </table:table-cell>
          <table:table-cell/>
          <table:table-cell table:formula="of:=10*LOG([.C177]/[.D177])" office:value-type="float" office:value="-1.61578220035529" calcext:value-type="float">
            <text:p>-1,6157822004</text:p>
          </table:table-cell>
          <table:table-cell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0.9793692" calcext:value-type="float">
            <text:p>9,79E-01</text:p>
          </table:table-cell>
          <table:table-cell office:value-type="float" office:value="0.004513303" calcext:value-type="float">
            <text:p>4,51E-03</text:p>
          </table:table-cell>
          <table:table-cell/>
          <table:table-cell table:formula="of:=10*LOG([.C178]/[.D178])" office:value-type="float" office:value="23.3645195104899" calcext:value-type="float">
            <text:p>23,3645195105</text:p>
          </table:table-cell>
          <table:table-cell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0.4918731" calcext:value-type="float">
            <text:p>4,92E-01</text:p>
          </table:table-cell>
          <table:table-cell office:value-type="float" office:value="0.4895915" calcext:value-type="float">
            <text:p>4,90E-01</text:p>
          </table:table-cell>
          <table:table-cell/>
          <table:table-cell table:formula="of:=10*LOG([.C179]/[.D179])" office:value-type="float" office:value="0.0201920288289959" calcext:value-type="float">
            <text:p>0,0201920288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0.9642457" calcext:value-type="float">
            <text:p>9,64E-01</text:p>
          </table:table-cell>
          <table:table-cell office:value-type="float" office:value="0.01989163" calcext:value-type="float">
            <text:p>1,99E-02</text:p>
          </table:table-cell>
          <table:table-cell/>
          <table:table-cell table:formula="of:=10*LOG([.C180]/[.D180])" office:value-type="float" office:value="16.8551733841477" calcext:value-type="float">
            <text:p>16,8551733841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0.5842918" calcext:value-type="float">
            <text:p>5,84E-01</text:p>
          </table:table-cell>
          <table:table-cell office:value-type="float" office:value="0.3972583" calcext:value-type="float">
            <text:p>3,97E-01</text:p>
          </table:table-cell>
          <table:table-cell/>
          <table:table-cell table:formula="of:=10*LOG([.C181]/[.D181])" office:value-type="float" office:value="1.67556811649112" calcext:value-type="float">
            <text:p>1,6755681165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0.9382019" calcext:value-type="float">
            <text:p>9,38E-01</text:p>
          </table:table-cell>
          <table:table-cell office:value-type="float" office:value="0.04594992" calcext:value-type="float">
            <text:p>4,59E-02</text:p>
          </table:table-cell>
          <table:table-cell/>
          <table:table-cell table:formula="of:=10*LOG([.C182]/[.D182])" office:value-type="float" office:value="13.1001154851884" calcext:value-type="float">
            <text:p>13,1001154852</text:p>
          </table:table-cell>
          <table:table-cell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6736682" calcext:value-type="float">
            <text:p>6,74E-01</text:p>
          </table:table-cell>
          <table:table-cell office:value-type="float" office:value="0.3079959" calcext:value-type="float">
            <text:p>3,08E-01</text:p>
          </table:table-cell>
          <table:table-cell/>
          <table:table-cell table:formula="of:=10*LOG([.C183]/[.D183])" office:value-type="float" office:value="3.39901112023408" calcext:value-type="float">
            <text:p>3,3990111202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0.9020959" calcext:value-type="float">
            <text:p>9,02E-01</text:p>
          </table:table-cell>
          <table:table-cell office:value-type="float" office:value="0.08213345" calcext:value-type="float">
            <text:p>8,21E-02</text:p>
          </table:table-cell>
          <table:table-cell/>
          <table:table-cell table:formula="of:=10*LOG([.C184]/[.D184])" office:value-type="float" office:value="10.4073264330084" calcext:value-type="float">
            <text:p>10,407326433</text:p>
          </table:table-cell>
          <table:table-cell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0.7565139" calcext:value-type="float">
            <text:p>7,57E-01</text:p>
          </table:table-cell>
          <table:table-cell office:value-type="float" office:value="0.2252154" calcext:value-type="float">
            <text:p>2,25E-01</text:p>
          </table:table-cell>
          <table:table-cell/>
          <table:table-cell table:formula="of:=10*LOG([.C185]/[.D185])" office:value-type="float" office:value="5.26218828242671" calcext:value-type="float">
            <text:p>5,2621882824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0.8567377" calcext:value-type="float">
            <text:p>8,57E-01</text:p>
          </table:table-cell>
          <table:table-cell office:value-type="float" office:value="0.1274727" calcext:value-type="float">
            <text:p>1,27E-01</text:p>
          </table:table-cell>
          <table:table-cell/>
          <table:table-cell table:formula="of:=10*LOG([.C186]/[.D186])" office:value-type="float" office:value="8.27430693373087" calcext:value-type="float">
            <text:p>8,2743069337</text:p>
          </table:table-cell>
          <table:table-cell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0.8299273" calcext:value-type="float">
            <text:p>8,30E-01</text:p>
          </table:table-cell>
          <table:table-cell office:value-type="float" office:value="0.1522256" calcext:value-type="float">
            <text:p>1,52E-01</text:p>
          </table:table-cell>
          <table:table-cell/>
          <table:table-cell table:formula="of:=10*LOG([.C187]/[.D187])" office:value-type="float" office:value="7.36552356189748" calcext:value-type="float">
            <text:p>7,3655235619</text:p>
          </table:table-cell>
          <table:table-cell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0.8031741" calcext:value-type="float">
            <text:p>8,03E-01</text:p>
          </table:table-cell>
          <table:table-cell office:value-type="float" office:value="0.180904" calcext:value-type="float">
            <text:p>1,81E-01</text:p>
          </table:table-cell>
          <table:table-cell/>
          <table:table-cell table:formula="of:=10*LOG([.C188]/[.D188])" office:value-type="float" office:value="6.47361525581099" calcext:value-type="float">
            <text:p>6,4736152558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0.8910062" calcext:value-type="float">
            <text:p>8,91E-01</text:p>
          </table:table-cell>
          <table:table-cell office:value-type="float" office:value="0.09144311" calcext:value-type="float">
            <text:p>9,14E-02</text:p>
          </table:table-cell>
          <table:table-cell/>
          <table:table-cell table:formula="of:=10*LOG([.C189]/[.D189])" office:value-type="float" office:value="9.8872973796515" calcext:value-type="float">
            <text:p>9,8872973797</text:p>
          </table:table-cell>
          <table:table-cell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0.7426622" calcext:value-type="float">
            <text:p>7,43E-01</text:p>
          </table:table-cell>
          <table:table-cell office:value-type="float" office:value="0.2410931" calcext:value-type="float">
            <text:p>2,41E-01</text:p>
          </table:table-cell>
          <table:table-cell/>
          <table:table-cell table:formula="of:=10*LOG([.C190]/[.D190])" office:value-type="float" office:value="4.88606538570166" calcext:value-type="float">
            <text:p>4,8860653857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0.9377551" calcext:value-type="float">
            <text:p>9,38E-01</text:p>
          </table:table-cell>
          <table:table-cell office:value-type="float" office:value="0.04501378" calcext:value-type="float">
            <text:p>4,50E-02</text:p>
          </table:table-cell>
          <table:table-cell/>
          <table:table-cell table:formula="of:=10*LOG([.C191]/[.D191])" office:value-type="float" office:value="13.1874395070997" calcext:value-type="float">
            <text:p>13,1874395071</text:p>
          </table:table-cell>
          <table:table-cell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0.6767334" calcext:value-type="float">
            <text:p>6,77E-01</text:p>
          </table:table-cell>
          <table:table-cell office:value-type="float" office:value="0.3067762" calcext:value-type="float">
            <text:p>3,07E-01</text:p>
          </table:table-cell>
          <table:table-cell/>
          <table:table-cell table:formula="of:=10*LOG([.C192]/[.D192])" office:value-type="float" office:value="3.43595947913192" calcext:value-type="float">
            <text:p>3,4359594791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0.9690726" calcext:value-type="float">
            <text:p>9,69E-01</text:p>
          </table:table-cell>
          <table:table-cell office:value-type="float" office:value="0.0144709" calcext:value-type="float">
            <text:p>1,45E-02</text:p>
          </table:table-cell>
          <table:table-cell/>
          <table:table-cell table:formula="of:=10*LOG([.C193]/[.D193])" office:value-type="float" office:value="18.2586077192857" calcext:value-type="float">
            <text:p>18,2586077193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0.606679" calcext:value-type="float">
            <text:p>6,07E-01</text:p>
          </table:table-cell>
          <table:table-cell office:value-type="float" office:value="0.3769209" calcext:value-type="float">
            <text:p>3,77E-01</text:p>
          </table:table-cell>
          <table:table-cell/>
          <table:table-cell table:formula="of:=10*LOG([.C194]/[.D194])" office:value-type="float" office:value="2.06708742797089" calcext:value-type="float">
            <text:p>2,067087428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0.983047" calcext:value-type="float">
            <text:p>9,83E-01</text:p>
          </table:table-cell>
          <table:table-cell office:value-type="float" office:value="0.0007214498" calcext:value-type="float">
            <text:p>7,21E-04</text:p>
          </table:table-cell>
          <table:table-cell/>
          <table:table-cell table:formula="of:=10*LOG([.C195]/[.D195])" office:value-type="float" office:value="31.3436816482471" calcext:value-type="float">
            <text:p>31,3436816482</text:p>
          </table:table-cell>
          <table:table-cell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0.5338079" calcext:value-type="float">
            <text:p>5,34E-01</text:p>
          </table:table-cell>
          <table:table-cell office:value-type="float" office:value="0.4499497" calcext:value-type="float">
            <text:p>4,50E-01</text:p>
          </table:table-cell>
          <table:table-cell/>
          <table:table-cell table:formula="of:=10*LOG([.C196]/[.D196])" office:value-type="float" office:value="0.742210301770422" calcext:value-type="float">
            <text:p>0,7422103018</text:p>
          </table:table-cell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0.9793971" calcext:value-type="float">
            <text:p>9,79E-01</text:p>
          </table:table-cell>
          <table:table-cell office:value-type="float" office:value="0.004522072" calcext:value-type="float">
            <text:p>4,52E-03</text:p>
          </table:table-cell>
          <table:table-cell/>
          <table:table-cell table:formula="of:=10*LOG([.C197]/[.D197])" office:value-type="float" office:value="23.3562134087604" calcext:value-type="float">
            <text:p>23,3562134088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0.4606423" calcext:value-type="float">
            <text:p>4,61E-01</text:p>
          </table:table-cell>
          <table:table-cell office:value-type="float" office:value="0.5233304" calcext:value-type="float">
            <text:p>5,23E-01</text:p>
          </table:table-cell>
          <table:table-cell/>
          <table:table-cell table:formula="of:=10*LOG([.C198]/[.D198])" office:value-type="float" office:value="-0.554121474366638" calcext:value-type="float">
            <text:p>-0,5541214744</text:p>
          </table:table-cell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9583593" calcext:value-type="float">
            <text:p>9,58E-01</text:p>
          </table:table-cell>
          <table:table-cell office:value-type="float" office:value="0.02558337" calcext:value-type="float">
            <text:p>2,56E-02</text:p>
          </table:table-cell>
          <table:table-cell/>
          <table:table-cell table:formula="of:=10*LOG([.C199]/[.D199])" office:value-type="float" office:value="15.7357060976807" calcext:value-type="float">
            <text:p>15,7357060977</text:p>
          </table:table-cell>
          <table:table-cell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0.3886965" calcext:value-type="float">
            <text:p>3,89E-01</text:p>
          </table:table-cell>
          <table:table-cell office:value-type="float" office:value="0.5953746" calcext:value-type="float">
            <text:p>5,95E-01</text:p>
          </table:table-cell>
          <table:table-cell/>
          <table:table-cell table:formula="of:=10*LOG([.C200]/[.D200])" office:value-type="float" office:value="-1.85179672676853" calcext:value-type="float">
            <text:p>-1,8517967268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9211622" calcext:value-type="float">
            <text:p>9,21E-01</text:p>
          </table:table-cell>
          <table:table-cell office:value-type="float" office:value="0.06268546" calcext:value-type="float">
            <text:p>6,27E-02</text:p>
          </table:table-cell>
          <table:table-cell/>
          <table:table-cell table:formula="of:=10*LOG([.C201]/[.D201])" office:value-type="float" office:value="11.6716929117076" calcext:value-type="float">
            <text:p>11,67169291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7T11:56:09.381982085</dc:date>
    <meta:editing-duration>PT3M21S</meta:editing-duration>
    <meta:editing-cycles>1</meta:editing-cycles>
    <meta:document-statistic meta:table-count="1" meta:cell-count="807" meta:object-count="1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695cm" svg:height="12.966cm" xlink:href=".." xlink:type="simple" chart:class="chart:scatter" chart:style-name="ch1">
        <chart:legend chart:legend-position="end" svg:x="18.581cm" svg:y="6.175cm" style:legend-expansion="high" chart:style-name="ch2"/>
        <chart:plot-area chart:style-name="ch3" table:cell-range-address="'piw_0+20'.F1:'piw_0+20'.F201" chart:data-source-has-labels="row" svg:x="0.413cm" svg:y="0.259cm" svg:width="17.755cm" svg:height="12.448cm">
          <chartooo:coordinate-region svg:x="1.196cm" svg:y="0.467cm" svg:width="16.66cm" svg:height="12.0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iw_0+20'.F2:'piw_0+20'.F201" chart:label-cell-address="'piw_0+20'.F1:'piw_0+20'.F1" chart:class="chart:scatter"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olation</text:p>
                <draw:g>
                  <svg:desc>'piw_0+20'.F1:'piw_0+2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3857017335545">
                <text:p>12.3857017335545</text:p>
                <draw:g>
                  <svg:desc>'piw_0+20'.F2:'piw_0+20'.F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56813980825572">
                <text:p>9.56813980825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7697275908824">
                <text:p>15.7697275908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0857864253461">
                <text:p>7.10857864253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2160086940426">
                <text:p>21.2160086940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4603608624226">
                <text:p>5.04603608624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6830917592309">
                <text:p>38.6830917592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9880311516841">
                <text:p>3.198803115168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8792272446699">
                <text:p>23.8792272446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8087314289133">
                <text:p>1.480873142891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1189706701341">
                <text:p>17.1189706701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70180419188087">
                <text:p>-0.170180419188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304639824222">
                <text:p>13.3304639824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81618494824121">
                <text:p>-1.81618494824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6020202032906">
                <text:p>10.60202020329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5989335270077">
                <text:p>-3.559893352700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3264023130729">
                <text:p>8.432640231307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.44679942025368">
                <text:p>-5.446799420253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0053286800281">
                <text:p>6.600532868002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.59143054795811">
                <text:p>-7.591430547958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99977011236715">
                <text:p>4.999770112367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.1729555198989">
                <text:p>-10.17295551989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4469620820563">
                <text:p>3.544696208205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3.6095255292761">
                <text:p>-13.60952552927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7797366547368">
                <text:p>2.177973665473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8.9910969103017">
                <text:p>-18.9910969103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50755143128703">
                <text:p>0.8507551431287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4.5327654693954">
                <text:p>-34.53276546939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461832100212284">
                <text:p>-0.4618321002122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2.5294304389587">
                <text:p>-22.52943043895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78020802607652">
                <text:p>-1.780208026076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5.4088805142261">
                <text:p>-15.40888051422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12229296721651">
                <text:p>-3.122292967216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1.453730668126">
                <text:p>-11.4537306681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.56035297832941">
                <text:p>-4.560352978329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8.58354410450301">
                <text:p>-8.583544104503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.11856550688823">
                <text:p>-6.118565506888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29453820274517">
                <text:p>-6.294538202745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.87800710719414">
                <text:p>-7.878007107194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3116464416886">
                <text:p>-4.31164644168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.91292694573189">
                <text:p>-9.912926945731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53183909658829">
                <text:p>-2.531839096588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2.4316243063382">
                <text:p>-12.43162430633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47245678545196">
                <text:p>-0.847245678545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5.841501144278">
                <text:p>-15.841501144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03188153931575">
                <text:p>0.8031881539315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1.3482018694478">
                <text:p>-21.34820186944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8542817419379">
                <text:p>2.485428174193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.6608071413543">
                <text:p>-39.66080714135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26629642365029">
                <text:p>4.266296423650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3.7633893419684">
                <text:p>-23.76338934196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2355265804112">
                <text:p>6.23552658041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7.1069507498388">
                <text:p>-17.10695074983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48625759848407">
                <text:p>8.48625759848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3.2782723721699">
                <text:p>-13.27827237216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3063101465881">
                <text:p>11.30631014658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0.5505444476789">
                <text:p>-10.55054444767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2503540727669">
                <text:p>15.25035407276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8.3904168495957">
                <text:p>-8.39041684959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.2634457190684">
                <text:p>22.26344571906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.56877581247656">
                <text:p>-6.568775812476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.3782587893857">
                <text:p>35.37825878938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.97009297055427">
                <text:p>-4.970092970554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1239194391307">
                <text:p>19.1239194391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1275997959163">
                <text:p>-3.51275997959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6674259792936">
                <text:p>13.6674259792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.14614752062209">
                <text:p>-2.146147520622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2357286055794">
                <text:p>10.23572860557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822002842815857">
                <text:p>-0.8220028428158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63395667957568">
                <text:p>7.633956679575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89402083496305">
                <text:p>0.4894020834963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47733682855163">
                <text:p>5.477336828551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0178433958001">
                <text:p>1.80178433958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0464456644379">
                <text:p>3.604644566443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14169636488621">
                <text:p>3.141696364886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8754843959883">
                <text:p>1.887548439598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7990323964537">
                <text:p>4.579903239645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21297743739219">
                <text:p>0.2212977437392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14374823972337">
                <text:p>6.143748239723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43753651394431">
                <text:p>-1.437536513944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0096340595114">
                <text:p>7.900963405951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.15048408911665">
                <text:p>-3.150484089116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94961342606544">
                <text:p>9.949613426065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.97888491227065">
                <text:p>-4.978884912270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4792232746884">
                <text:p>12.47922327468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7.03875490707874">
                <text:p>-7.038754907078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.9003352413751">
                <text:p>15.90033524137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.48277967630516">
                <text:p>-9.482779676305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.5224478723531">
                <text:p>21.52244787235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2.6480177006333">
                <text:p>-12.6480177006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.2849178920413">
                <text:p>41.28491789204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7.3765536978484">
                <text:p>-17.37655369784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5466450462471">
                <text:p>23.54664504624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7.85287742943">
                <text:p>-27.852877429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.003734663164">
                <text:p>17.0037346631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5.5825436705523">
                <text:p>-25.58254367055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2105492671719">
                <text:p>13.21054926717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6.6382989754657">
                <text:p>-16.63829897546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5077363250603">
                <text:p>10.50773632506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2.2152191999188">
                <text:p>-12.21521919991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35487409379739">
                <text:p>8.354874093797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.14747613403888">
                <text:p>-9.147476134038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54511740359182">
                <text:p>6.545117403591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6.76865215875598">
                <text:p>-6.768652158755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94867952560258">
                <text:p>4.948679525602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4.74743246453589">
                <text:p>-4.747432464535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49062263709102">
                <text:p>3.490622637091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.93748629386494">
                <text:p>-2.937486293864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1918785366822">
                <text:p>2.119187853668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23624332694908">
                <text:p>-1.236243326949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92758951914498">
                <text:p>0.7927589519144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17873624162426">
                <text:p>0.4178736241624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516794348163242">
                <text:p>-0.5167943481632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09365102476305">
                <text:p>2.093651024763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81619248844828">
                <text:p>-1.816192488448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82378892048321">
                <text:p>3.823788920483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.17130555375386">
                <text:p>-3.171305553753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72481288695674">
                <text:p>5.724812886956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.60736115551025">
                <text:p>-4.607361155510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91154163685391">
                <text:p>7.911541636853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.17160384214272">
                <text:p>-6.171603842142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5847649207252">
                <text:p>10.58476492072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.92961785691607">
                <text:p>-7.929617856916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1884115242245">
                <text:p>14.18841152422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9.9794854094159">
                <text:p>-9.97948540941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0674816126276">
                <text:p>20.06748161262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2.5248984876178">
                <text:p>-12.52489848761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.6750227719322">
                <text:p>45.67502277193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5.9834423720185">
                <text:p>-15.98344237201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.0452678055861">
                <text:p>21.04526780558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1.6537037577966">
                <text:p>-21.65370375779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6720459866584">
                <text:p>14.67204598665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3.0489844599002">
                <text:p>-43.04898445990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9060658625037">
                <text:p>10.90606586250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3.4143188218686">
                <text:p>-23.41431882186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17440500814116">
                <text:p>8.174405008141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6.934534970883">
                <text:p>-16.9345349708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97237363961355">
                <text:p>5.972373639613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3.160869784875">
                <text:p>-13.1608697848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03678351897582">
                <text:p>4.036783518975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0.4549863915712">
                <text:p>-10.45498639157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6993859673579">
                <text:p>2.269938596735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8.31070579215986">
                <text:p>-8.310705792159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9866863719693">
                <text:p>0.5898668637196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6.50856454788229">
                <text:p>-6.508564547882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05573640888977">
                <text:p>-1.055736408889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4.92026483560551">
                <text:p>-4.920264835605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.74236666577563">
                <text:p>-2.742366665775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47046017943078">
                <text:p>-3.470460179430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.52938272901529">
                <text:p>-4.529382729015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.09698921333336">
                <text:p>-2.096989213333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.52406462723483">
                <text:p>-6.524064627234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771447030237821">
                <text:p>-0.7714470302378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8.86226308896945">
                <text:p>-8.862263088969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33224830723978">
                <text:p>0.5332248307239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1.8032256685708">
                <text:p>-11.80322566857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83407445933566">
                <text:p>1.834074459335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5.9355755108398">
                <text:p>-15.93557551083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9476683392459">
                <text:p>3.194766833924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3.8812451150336">
                <text:p>-23.88124511503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63242513917387">
                <text:p>4.632425139173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0.2583130077093">
                <text:p>-30.25831300770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20627161932211">
                <text:p>6.206271619322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7.9755125820522">
                <text:p>-17.97551258205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9621062372991">
                <text:p>7.96210623729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3.0238496214385">
                <text:p>-13.02384962143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0216559641065">
                <text:p>10.02165596410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9.76656071044212">
                <text:p>-9.766560710442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5754305256286">
                <text:p>12.57543052562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7.27225261510421">
                <text:p>-7.272252615104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0550307794578">
                <text:p>16.05503077945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5.18284413542859">
                <text:p>-5.182844135428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7884492238871">
                <text:p>21.78844922388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.33441492598373">
                <text:p>-3.334414925983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4.3471455577249">
                <text:p>44.34714555772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61578220035529">
                <text:p>-1.615782200355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.3645195104899">
                <text:p>23.36451951048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01920288289959">
                <text:p>0.02019202882899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8551733841477">
                <text:p>16.85517338414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67556811649112">
                <text:p>1.675568116491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1001154851884">
                <text:p>13.10011548518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39901112023408">
                <text:p>3.399011120234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.4073264330084">
                <text:p>10.40732643300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26218828242671">
                <text:p>5.262188282426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27430693373087">
                <text:p>8.274306933730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36552356189748">
                <text:p>7.365523561897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47361525581099">
                <text:p>6.473615255810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8872973796515">
                <text:p>9.88729737965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88606538570166">
                <text:p>4.886065385701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1874395070997">
                <text:p>13.18743950709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43595947913192">
                <text:p>3.435959479131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.2586077192857">
                <text:p>18.25860771928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06708742797089">
                <text:p>2.067087427970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.3436816482471">
                <text:p>31.34368164824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42210301770422">
                <text:p>0.7422103017704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.3562134087604">
                <text:p>23.35621340876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554121474366638">
                <text:p>-0.5541214743666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.7357060976807">
                <text:p>15.73570609768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85179672676853">
                <text:p>-1.851796726768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6716929117076">
                <text:p>11.67169291170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